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9EE0000044DFC65B91BEF251A82.png" manifest:media-type="image/png"/>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 svg:font-family="'Lohit Devanagari'"/>
    <style:font-face style:name="Calibri" svg:font-family="Calibri" style:font-family-generic="roman" style:font-pitch="variable"/>
    <style:font-face style:name="Calibri Light" svg:font-family="'Calibri Light'"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ystem" style:font-pitch="variable"/>
    <style:font-face style:name="Batang" svg:font-family="Batang"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style:font-face style:name="ＭＳ ゴシック" svg:font-family="'ＭＳ ゴシック'" style:font-family-generic="system" style:font-pitch="variable"/>
  </office:font-face-decls>
  <office:automatic-styles>
    <style:style style:name="P1" style:family="paragraph" style:parent-style-name="Header">
      <style:paragraph-properties fo:margin-top="0cm" fo:margin-bottom="0cm" loext:contextual-spacing="false" fo:line-height="100%"/>
      <style:text-properties style:font-name="Times New Roman" fo:font-size="10pt" fo:font-weight="bold" style:font-size-asian="10pt" style:font-weight-asian="bold" style:font-size-complex="9pt"/>
    </style:style>
    <style:style style:name="P2" style:family="paragraph" style:parent-style-name="Header">
      <style:paragraph-properties fo:margin-top="0cm" fo:margin-bottom="0cm" loext:contextual-spacing="false" fo:line-height="100%"/>
      <style:text-properties style:font-name="Times New Roman" fo:font-size="10pt" style:font-size-asian="10pt" style:font-size-complex="9pt"/>
    </style:style>
    <style:style style:name="P3" style:family="paragraph" style:parent-style-name="Header">
      <style:paragraph-properties fo:margin-top="0cm" fo:margin-bottom="0cm" loext:contextual-spacing="false" fo:line-height="100%"/>
      <style:text-properties style:font-name="Times New Roman" fo:font-size="10pt" fo:language="fr" fo:country="CH" style:font-size-asian="10pt" style:font-size-complex="9pt"/>
    </style:style>
    <style:style style:name="P4" style:family="paragraph" style:parent-style-name="Header">
      <style:paragraph-properties fo:margin-top="0cm" fo:margin-bottom="0cm" loext:contextual-spacing="false"/>
      <style:text-properties style:font-name="Times New Roman" fo:font-size="10pt" fo:language="de" fo:country="DE" style:font-size-asian="10pt" style:font-size-complex="9pt"/>
    </style:style>
    <style:style style:name="P5" style:family="paragraph" style:parent-style-name="Header">
      <style:paragraph-properties fo:margin-top="0cm" fo:margin-bottom="0cm" loext:contextual-spacing="false" fo:line-height="100%"/>
    </style:style>
    <style:style style:name="P6" style:family="paragraph" style:parent-style-name="Standard">
      <style:paragraph-properties fo:margin-top="0cm" fo:margin-bottom="0cm" loext:contextual-spacing="false" fo:line-height="100%"/>
      <style:text-properties style:font-name="Times New Roman" fo:font-size="10pt" fo:language="fr" fo:country="CH" style:font-name-asian="Times New Roman1" style:font-size-asian="10pt" style:language-asian="el" style:country-asian="GR" style:font-size-complex="9pt"/>
    </style:style>
    <style:style style:name="P7" style:family="paragraph" style:parent-style-name="Header">
      <style:paragraph-properties fo:text-align="end" style:justify-single-word="false"/>
    </style:style>
    <style:style style:name="P8" style:family="paragraph" style:parent-style-name="Standard">
      <style:paragraph-properties fo:text-align="center" style:justify-single-word="false"/>
    </style:style>
    <style:style style:name="P9" style:family="paragraph" style:parent-style-name="Standard">
      <style:text-properties officeooo:rsid="004232e4" officeooo:paragraph-rsid="004232e4"/>
    </style:style>
    <style:style style:name="P10" style:family="paragraph" style:parent-style-name="Standard">
      <style:text-properties officeooo:rsid="004232e4" officeooo:paragraph-rsid="004351f4"/>
    </style:style>
    <style:style style:name="P11" style:family="paragraph" style:parent-style-name="Standard">
      <style:text-properties officeooo:rsid="004232e4" officeooo:paragraph-rsid="005cd6ab"/>
    </style:style>
    <style:style style:name="P12" style:family="paragraph" style:parent-style-name="Standard">
      <style:text-properties officeooo:rsid="004232e4" officeooo:paragraph-rsid="0068016f"/>
    </style:style>
    <style:style style:name="P13" style:family="paragraph" style:parent-style-name="Standard">
      <style:text-properties officeooo:paragraph-rsid="004232e4"/>
    </style:style>
    <style:style style:name="P14" style:family="paragraph" style:parent-style-name="Standard">
      <style:text-properties officeooo:paragraph-rsid="00501858"/>
    </style:style>
    <style:style style:name="P15" style:family="paragraph" style:parent-style-name="Standard">
      <style:paragraph-properties fo:line-height="100%" fo:text-align="justify" style:justify-single-word="false"/>
    </style:style>
    <style:style style:name="P16" style:family="paragraph" style:parent-style-name="Standard">
      <style:paragraph-properties fo:line-height="100%" fo:text-align="justify" style:justify-single-word="false"/>
      <style:text-properties officeooo:paragraph-rsid="0050a751"/>
    </style:style>
    <style:style style:name="P17" style:family="paragraph" style:parent-style-name="Standard">
      <style:text-properties officeooo:rsid="001e8345" officeooo:paragraph-rsid="0050a751"/>
    </style:style>
    <style:style style:name="P18" style:family="paragraph" style:parent-style-name="Standard">
      <style:text-properties officeooo:rsid="0021d038" officeooo:paragraph-rsid="0050a751"/>
    </style:style>
    <style:style style:name="P19" style:family="paragraph" style:parent-style-name="Standard">
      <style:text-properties officeooo:rsid="002043b7" officeooo:paragraph-rsid="006379c3"/>
    </style:style>
    <style:style style:name="P20" style:family="paragraph" style:parent-style-name="Standard">
      <style:text-properties officeooo:rsid="00533479" officeooo:paragraph-rsid="0062284d"/>
    </style:style>
    <style:style style:name="P21" style:family="paragraph" style:parent-style-name="Standard">
      <style:text-properties fo:color="#ce181e" officeooo:rsid="00569e56" officeooo:paragraph-rsid="0066b040"/>
    </style:style>
    <style:style style:name="P22" style:family="paragraph" style:parent-style-name="Standard">
      <style:text-properties fo:color="#ce181e" officeooo:rsid="005bb361" officeooo:paragraph-rsid="00631e76"/>
    </style:style>
    <style:style style:name="P23" style:family="paragraph" style:parent-style-name="Standard">
      <style:text-properties fo:color="#ce181e" officeooo:paragraph-rsid="0062284d"/>
    </style:style>
    <style:style style:name="P24" style:family="paragraph" style:parent-style-name="Standard">
      <style:text-properties fo:color="#ce181e" officeooo:paragraph-rsid="00631e76"/>
    </style:style>
    <style:style style:name="P25" style:family="paragraph" style:parent-style-name="Standard">
      <style:text-properties fo:color="#ce181e" fo:font-style="normal" officeooo:rsid="0066b040" officeooo:paragraph-rsid="0066b040" style:font-style-asian="normal" style:font-style-complex="normal"/>
    </style:style>
    <style:style style:name="P26" style:family="paragraph" style:parent-style-name="Standard">
      <style:text-properties officeooo:paragraph-rsid="0054fcf7"/>
    </style:style>
    <style:style style:name="P27" style:family="paragraph" style:parent-style-name="Standard">
      <style:text-properties officeooo:rsid="005e05ec" officeooo:paragraph-rsid="0066b040"/>
    </style:style>
    <style:style style:name="P28" style:family="paragraph" style:parent-style-name="Standard">
      <style:text-properties officeooo:rsid="001a082f" officeooo:paragraph-rsid="0050a751"/>
    </style:style>
    <style:style style:name="P29" style:family="paragraph" style:parent-style-name="Standard">
      <style:text-properties officeooo:rsid="005e2ebf" officeooo:paragraph-rsid="005e2ebf"/>
    </style:style>
    <style:style style:name="P30" style:family="paragraph" style:parent-style-name="Standard">
      <style:text-properties style:use-window-font-color="true" officeooo:rsid="005f1da7" officeooo:paragraph-rsid="00659289"/>
    </style:style>
    <style:style style:name="P31" style:family="paragraph" style:parent-style-name="Standard">
      <style:text-properties style:use-window-font-color="true" officeooo:paragraph-rsid="0062284d"/>
    </style:style>
    <style:style style:name="P32" style:family="paragraph" style:parent-style-name="Standard">
      <style:text-properties style:use-window-font-color="true" fo:font-style="normal" officeooo:rsid="0066b040" officeooo:paragraph-rsid="0066b040" style:font-style-asian="normal" style:font-style-complex="normal"/>
    </style:style>
    <style:style style:name="P33" style:family="paragraph" style:parent-style-name="Standard">
      <style:text-properties officeooo:rsid="00600dc7" officeooo:paragraph-rsid="00600dc7"/>
    </style:style>
    <style:style style:name="P34" style:family="paragraph" style:parent-style-name="Heading_20_1">
      <style:paragraph-properties fo:margin-top="0.423cm" fo:margin-bottom="0.106cm" loext:contextual-spacing="false" fo:keep-with-next="always"/>
      <style:text-properties style:font-name="Cambria" fo:font-size="16pt" fo:font-weight="bold" style:font-name-asian="Times New Roman1" style:font-size-asian="16pt" style:font-weight-asian="bold" style:font-size-complex="16pt" style:font-weight-complex="bold"/>
    </style:style>
    <style:style style:name="P35" style:family="paragraph" style:parent-style-name="Heading_20_2">
      <style:text-properties fo:language="de" fo:country="DE"/>
    </style:style>
    <style:style style:name="P36" style:family="paragraph" style:parent-style-name="Heading_20_2">
      <style:text-properties officeooo:rsid="001a082f" officeooo:paragraph-rsid="0050a751"/>
    </style:style>
    <style:style style:name="P37" style:family="paragraph" style:parent-style-name="Heading_20_2">
      <style:text-properties officeooo:paragraph-rsid="0050a751"/>
    </style:style>
    <style:style style:name="P38" style:family="paragraph" style:parent-style-name="Heading_20_3">
      <style:text-properties fo:language="de" fo:country="DE"/>
    </style:style>
    <style:style style:name="P39" style:family="paragraph" style:parent-style-name="Heading_20_3">
      <style:text-properties officeooo:paragraph-rsid="00266327"/>
    </style:style>
    <style:style style:name="P40" style:family="paragraph" style:parent-style-name="Heading_20_3">
      <style:text-properties officeooo:paragraph-rsid="0050a751"/>
    </style:style>
    <style:style style:name="P41" style:family="paragraph" style:parent-style-name="Heading_20_4">
      <style:text-properties officeooo:rsid="004232e4" officeooo:paragraph-rsid="004232e4"/>
    </style:style>
    <style:style style:name="P42" style:family="paragraph" style:parent-style-name="Heading_20_4">
      <style:text-properties officeooo:rsid="004232e4" officeooo:paragraph-rsid="004351f4"/>
    </style:style>
    <style:style style:name="P43" style:family="paragraph" style:parent-style-name="Heading_20_4">
      <style:text-properties officeooo:rsid="004232e4" officeooo:paragraph-rsid="005cd6ab"/>
    </style:style>
    <style:style style:name="P44" style:family="paragraph" style:parent-style-name="Heading_20_4">
      <style:text-properties officeooo:rsid="004232e4" officeooo:paragraph-rsid="0068016f"/>
    </style:style>
    <style:style style:name="P45" style:family="paragraph" style:parent-style-name="Heading_20_4">
      <style:text-properties officeooo:paragraph-rsid="0050a751"/>
    </style:style>
    <style:style style:name="P46" style:family="paragraph" style:parent-style-name="Heading_20_4">
      <style:text-properties officeooo:rsid="004197b9" officeooo:paragraph-rsid="00569e56"/>
    </style:style>
    <style:style style:name="P47" style:family="paragraph" style:parent-style-name="Heading_20_4">
      <style:text-properties officeooo:rsid="0066b040" officeooo:paragraph-rsid="0066b040"/>
    </style:style>
    <style:style style:name="P48" style:family="paragraph" style:parent-style-name="Heading_20_4">
      <style:text-properties style:use-window-font-color="true" fo:font-style="italic" officeooo:rsid="004197b9" officeooo:paragraph-rsid="0066b040" style:font-style-asian="italic" style:font-style-complex="italic"/>
    </style:style>
    <style:style style:name="P49" style:family="paragraph" style:parent-style-name="No_20_Spacing">
      <style:text-properties officeooo:paragraph-rsid="0050a751"/>
    </style:style>
    <style:style style:name="P50" style:family="paragraph" style:parent-style-name="No_20_Spacing">
      <style:text-properties officeooo:rsid="005f1da7" officeooo:paragraph-rsid="005f1da7"/>
    </style:style>
    <style:style style:name="P51" style:family="paragraph" style:parent-style-name="No_20_Spacing">
      <style:text-properties officeooo:rsid="00600dc7" officeooo:paragraph-rsid="0060a43c"/>
    </style:style>
    <style:style style:name="P52" style:family="paragraph" style:parent-style-name="No_20_Spacing">
      <style:text-properties officeooo:rsid="006182a8" officeooo:paragraph-rsid="006182a8"/>
    </style:style>
    <style:style style:name="P53" style:family="paragraph" style:parent-style-name="Heading_20_1">
      <style:paragraph-properties fo:break-before="page"/>
    </style:style>
    <style:style style:name="P54" style:family="paragraph" style:parent-style-name="Heading_20_1">
      <style:paragraph-properties fo:break-before="page"/>
      <style:text-properties officeooo:paragraph-rsid="0050a751"/>
    </style:style>
    <style:style style:name="P55" style:family="paragraph" style:parent-style-name="Contents_20_3">
      <style:paragraph-properties>
        <style:tab-stops>
          <style:tab-stop style:position="17.59cm" style:type="right" style:leader-style="dotted" style:leader-text="."/>
        </style:tab-stops>
      </style:paragraph-properties>
    </style:style>
    <style:style style:name="P56" style:family="paragraph" style:parent-style-name="Contents_20_4">
      <style:paragraph-properties>
        <style:tab-stops>
          <style:tab-stop style:position="17.59cm" style:type="right" style:leader-style="dotted" style:leader-text="."/>
        </style:tab-stops>
      </style:paragraph-properties>
    </style:style>
    <style:style style:name="P57" style:family="paragraph" style:parent-style-name="Contents_20_2">
      <style:paragraph-properties>
        <style:tab-stops>
          <style:tab-stop style:position="17.59cm" style:type="right" style:leader-style="dotted" style:leader-text="."/>
        </style:tab-stops>
      </style:paragraph-properties>
    </style:style>
    <style:style style:name="P58" style:family="paragraph" style:parent-style-name="Contents_20_1">
      <style:paragraph-properties>
        <style:tab-stops>
          <style:tab-stop style:position="17.59cm" style:type="right" style:leader-style="dotted" style:leader-text="."/>
        </style:tab-stops>
      </style:paragraph-properties>
    </style:style>
    <style:style style:name="P59" style:family="paragraph" style:parent-style-name="No_20_Spacing">
      <style:text-properties officeooo:rsid="006182a8" officeooo:paragraph-rsid="006182a8"/>
    </style:style>
    <style:style style:name="P60" style:family="paragraph" style:parent-style-name="Heading_20_4">
      <style:paragraph-properties fo:break-before="page"/>
      <style:text-properties officeooo:rsid="004232e4" officeooo:paragraph-rsid="005cd6ab"/>
    </style:style>
    <style:style style:name="P61" style:family="paragraph" style:parent-style-name="Title" style:master-page-name="Standard">
      <style:paragraph-properties fo:text-align="center" style:justify-single-word="false" style:page-number="auto"/>
      <style:text-properties fo:language="en" fo:country="US"/>
    </style:style>
    <style:style style:name="P62" style:family="paragraph" style:parent-style-name="Standard">
      <style:text-properties officeooo:rsid="004232e4" officeooo:paragraph-rsid="0068016f"/>
    </style:style>
    <style:style style:name="T1" style:family="text">
      <style:text-properties style:font-name="Times New Roman" fo:font-size="10pt" fo:language="de" fo:country="DE" style:font-size-asian="10pt" style:font-size-complex="9pt"/>
    </style:style>
    <style:style style:name="T2" style:family="text">
      <style:text-properties fo:font-size="12pt" style:font-size-asian="12pt"/>
    </style:style>
    <style:style style:name="T3" style:family="text">
      <style:text-properties fo:font-size="12pt" officeooo:rsid="0019fd21" style:font-size-asian="12pt"/>
    </style:style>
    <style:style style:name="T4" style:family="text">
      <style:text-properties fo:font-style="italic" style:font-style-asian="italic" style:font-style-complex="italic"/>
    </style:style>
    <style:style style:name="T5" style:family="text">
      <style:text-properties fo:font-style="italic" officeooo:rsid="001e0cbd" style:font-style-asian="italic" style:font-style-complex="italic"/>
    </style:style>
    <style:style style:name="T6" style:family="text">
      <style:text-properties fo:font-style="italic" officeooo:rsid="001e56b4" style:font-style-asian="italic" style:font-style-complex="italic"/>
    </style:style>
    <style:style style:name="T7" style:family="text">
      <style:text-properties fo:font-style="italic" officeooo:rsid="002ad3ea" style:font-style-asian="italic" style:font-style-complex="italic"/>
    </style:style>
    <style:style style:name="T8" style:family="text">
      <style:text-properties fo:font-style="italic" officeooo:rsid="0062284d" style:font-style-asian="italic" style:font-style-complex="italic"/>
    </style:style>
    <style:style style:name="T9" style:family="text">
      <style:text-properties fo:font-style="italic" officeooo:rsid="00659289" style:font-style-asian="italic" style:font-style-complex="italic"/>
    </style:style>
    <style:style style:name="T10" style:family="text">
      <style:text-properties officeooo:rsid="001e56b4"/>
    </style:style>
    <style:style style:name="T11" style:family="text">
      <style:text-properties officeooo:rsid="002ad3ea"/>
    </style:style>
    <style:style style:name="T12" style:family="text">
      <style:text-properties fo:font-style="normal" officeooo:rsid="002ad3ea" style:font-style-asian="normal" style:font-style-complex="normal"/>
    </style:style>
    <style:style style:name="T13" style:family="text">
      <style:text-properties fo:font-style="normal" officeooo:rsid="0062284d" style:font-style-asian="normal" style:font-style-complex="normal"/>
    </style:style>
    <style:style style:name="T14" style:family="text">
      <style:text-properties officeooo:rsid="002e3bb9"/>
    </style:style>
    <style:style style:name="T15" style:family="text">
      <style:text-properties officeooo:rsid="002e61f2"/>
    </style:style>
    <style:style style:name="T16" style:family="text">
      <style:text-properties officeooo:rsid="00315042"/>
    </style:style>
    <style:style style:name="T17" style:family="text">
      <style:text-properties officeooo:rsid="00325ef7"/>
    </style:style>
    <style:style style:name="T18" style:family="text">
      <style:text-properties officeooo:rsid="00354df7"/>
    </style:style>
    <style:style style:name="T19" style:family="text">
      <style:text-properties officeooo:rsid="003778f4"/>
    </style:style>
    <style:style style:name="T20" style:family="text">
      <style:text-properties officeooo:rsid="0039c0d0"/>
    </style:style>
    <style:style style:name="T21" style:family="text">
      <style:text-properties officeooo:rsid="003aeb38"/>
    </style:style>
    <style:style style:name="T22" style:family="text">
      <style:text-properties officeooo:rsid="004197b9"/>
    </style:style>
    <style:style style:name="T23" style:family="text">
      <style:text-properties officeooo:rsid="00456fa1"/>
    </style:style>
    <style:style style:name="T24" style:family="text">
      <style:text-properties officeooo:rsid="0047c549"/>
    </style:style>
    <style:style style:name="T25" style:family="text">
      <style:text-properties officeooo:rsid="00501858"/>
    </style:style>
    <style:style style:name="T26" style:family="text">
      <style:text-properties officeooo:rsid="002043b7"/>
    </style:style>
    <style:style style:name="T27" style:family="text">
      <style:text-properties officeooo:rsid="001af34e"/>
    </style:style>
    <style:style style:name="T28" style:family="text">
      <style:text-properties officeooo:rsid="00569e56"/>
    </style:style>
    <style:style style:name="T29" style:family="text">
      <style:text-properties officeooo:rsid="0059b40f"/>
    </style:style>
    <style:style style:name="T30" style:family="text">
      <style:text-properties officeooo:rsid="005bb361"/>
    </style:style>
    <style:style style:name="T31" style:family="text">
      <style:text-properties officeooo:rsid="005cd6ab"/>
    </style:style>
    <style:style style:name="T32" style:family="text">
      <style:text-properties officeooo:rsid="005f1da7"/>
    </style:style>
    <style:style style:name="T33" style:family="text">
      <style:text-properties officeooo:rsid="005f8cd5"/>
    </style:style>
    <style:style style:name="T34" style:family="text">
      <style:text-properties officeooo:rsid="00600dc7"/>
    </style:style>
    <style:style style:name="T35" style:family="text">
      <style:text-properties officeooo:rsid="0060a43c"/>
    </style:style>
    <style:style style:name="T36" style:family="text">
      <style:text-properties officeooo:rsid="0062284d"/>
    </style:style>
    <style:style style:name="T37" style:family="text">
      <style:text-properties style:use-window-font-color="true"/>
    </style:style>
    <style:style style:name="T38" style:family="text">
      <style:text-properties style:use-window-font-color="true" officeooo:rsid="0062284d"/>
    </style:style>
    <style:style style:name="T39" style:family="text">
      <style:text-properties style:use-window-font-color="true" fo:font-style="normal" officeooo:rsid="0062284d" style:font-style-asian="normal" style:font-style-complex="normal"/>
    </style:style>
    <style:style style:name="T40" style:family="text">
      <style:text-properties style:use-window-font-color="true" fo:font-style="normal" officeooo:rsid="0066b040" style:font-style-asian="normal" style:font-style-complex="normal"/>
    </style:style>
    <style:style style:name="T41" style:family="text">
      <style:text-properties style:use-window-font-color="true" fo:font-style="italic" style:font-style-asian="italic" style:font-style-complex="italic"/>
    </style:style>
    <style:style style:name="T42" style:family="text">
      <style:text-properties style:use-window-font-color="true" fo:font-style="italic" officeooo:rsid="0062284d" style:font-style-asian="italic" style:font-style-complex="italic"/>
    </style:style>
    <style:style style:name="T43" style:family="text">
      <style:text-properties style:use-window-font-color="true" fo:font-style="italic" officeooo:rsid="00631e76" style:font-style-asian="italic" style:font-style-complex="italic"/>
    </style:style>
    <style:style style:name="T44" style:family="text">
      <style:text-properties style:use-window-font-color="true" fo:font-style="italic" officeooo:rsid="006379c3" style:font-style-asian="italic" style:font-style-complex="italic"/>
    </style:style>
    <style:style style:name="T45" style:family="text">
      <style:text-properties officeooo:rsid="0065436c"/>
    </style:style>
    <style:style style:name="T46" style:family="text">
      <style:text-properties officeooo:rsid="006a763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1">Databases Project – Spring 2019<text:bookmark text:name="_GoBack"/></text:p>
      <text:p text:style-name="P8"><text:span text:style-name="T2">Team No: </text:span><text:span text:style-name="T3">32</text:span></text:p>
      <text:p text:style-name="P8"><text:span text:style-name="T2">Names: </text:span><text:span text:style-name="T3">Sophie Ammann, Samuel Chassot and Daniel Filipe Nunes Silva</text:span></text:p>
      <text:p text:style-name="Contents_20_Heading"><text:bookmark-start text:name="_Toc506900030"/>Contents<text:bookmark-end text:name="_Toc506900030"/></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58"><text:a xlink:type="simple" xlink:href="#__RefHeading___Toc405_3795576367" text:style-name="Index_20_Link" text:visited-style-name="Index_20_Link">Deliverable 1<text:tab/>2</text:a></text:p>
          <text:p text:style-name="P57"><text:a xlink:type="simple" xlink:href="#__RefHeading___Toc407_3795576367" text:style-name="Index_20_Link" text:visited-style-name="Index_20_Link">Assumptions<text:tab/>2</text:a></text:p>
          <text:p text:style-name="P57"><text:a xlink:type="simple" xlink:href="#__RefHeading___Toc409_3795576367" text:style-name="Index_20_Link" text:visited-style-name="Index_20_Link">Entity Relationship Schema<text:tab/>3</text:a></text:p>
          <text:p text:style-name="P55"><text:a xlink:type="simple" xlink:href="#__RefHeading___Toc411_3795576367" text:style-name="Index_20_Link" text:visited-style-name="Index_20_Link">Schema<text:tab/>3</text:a></text:p>
          <text:p text:style-name="P55"><text:a xlink:type="simple" xlink:href="#__RefHeading___Toc413_3795576367" text:style-name="Index_20_Link" text:visited-style-name="Index_20_Link">Description<text:tab/>3</text:a></text:p>
          <text:p text:style-name="P57"><text:a xlink:type="simple" xlink:href="#__RefHeading___Toc415_3795576367" text:style-name="Index_20_Link" text:visited-style-name="Index_20_Link">Relational Schema<text:tab/>3</text:a></text:p>
          <text:p text:style-name="P55"><text:a xlink:type="simple" xlink:href="#__RefHeading___Toc417_3795576367" text:style-name="Index_20_Link" text:visited-style-name="Index_20_Link">ER schema to Relational schema<text:tab/>3</text:a></text:p>
          <text:p text:style-name="P55"><text:a xlink:type="simple" xlink:href="#__RefHeading___Toc419_3795576367" text:style-name="Index_20_Link" text:visited-style-name="Index_20_Link">DDL<text:tab/>3</text:a></text:p>
          <text:p text:style-name="P57"><text:a xlink:type="simple" xlink:href="#__RefHeading___Toc421_3795576367" text:style-name="Index_20_Link" text:visited-style-name="Index_20_Link">General Comments<text:tab/>3</text:a></text:p>
          <text:p text:style-name="P58"><text:a xlink:type="simple" xlink:href="#__RefHeading___Toc423_3795576367" text:style-name="Index_20_Link" text:visited-style-name="Index_20_Link">Deliverable 2<text:tab/>4</text:a></text:p>
          <text:p text:style-name="P57"><text:a xlink:type="simple" xlink:href="#__RefHeading___Toc425_3795576367" text:style-name="Index_20_Link" text:visited-style-name="Index_20_Link">Assumptions<text:tab/>4</text:a></text:p>
          <text:p text:style-name="P57"><text:a xlink:type="simple" xlink:href="#__RefHeading___Toc427_3795576367" text:style-name="Index_20_Link" text:visited-style-name="Index_20_Link">Data Loading<text:tab/>4</text:a></text:p>
          <text:p text:style-name="P57"><text:a xlink:type="simple" xlink:href="#__RefHeading___Toc429_3795576367" text:style-name="Index_20_Link" text:visited-style-name="Index_20_Link">Query Implementation<text:tab/>4</text:a></text:p>
          <text:p text:style-name="P56"><text:a xlink:type="simple" xlink:href="#__RefHeading___Toc471_3198480346" text:style-name="Index_20_Link" text:visited-style-name="Index_20_Link">Query 1:<text:tab/>4</text:a></text:p>
          <text:p text:style-name="P56"><text:a xlink:type="simple" xlink:href="#__RefHeading___Toc473_3198480346" text:style-name="Index_20_Link" text:visited-style-name="Index_20_Link">Query 2:<text:tab/>4</text:a></text:p>
          <text:p text:style-name="P56"><text:a xlink:type="simple" xlink:href="#__RefHeading___Toc475_3198480346" text:style-name="Index_20_Link" text:visited-style-name="Index_20_Link">Query 3:<text:tab/>4</text:a></text:p>
          <text:p text:style-name="P56"><text:a xlink:type="simple" xlink:href="#__RefHeading___Toc477_3198480346" text:style-name="Index_20_Link" text:visited-style-name="Index_20_Link">Query 4:<text:tab/>4</text:a></text:p>
          <text:p text:style-name="P56"><text:a xlink:type="simple" xlink:href="#__RefHeading___Toc479_3198480346" text:style-name="Index_20_Link" text:visited-style-name="Index_20_Link">Query 5:<text:tab/>5</text:a></text:p>
          <text:p text:style-name="P56"><text:a xlink:type="simple" xlink:href="#__RefHeading___Toc481_3198480346" text:style-name="Index_20_Link" text:visited-style-name="Index_20_Link">Query 6:<text:tab/>5</text:a></text:p>
          <text:p text:style-name="P56"><text:a xlink:type="simple" xlink:href="#__RefHeading___Toc483_3198480346" text:style-name="Index_20_Link" text:visited-style-name="Index_20_Link">Query 7:<text:tab/>5</text:a></text:p>
          <text:p text:style-name="P56"><text:a xlink:type="simple" xlink:href="#__RefHeading___Toc485_3198480346" text:style-name="Index_20_Link" text:visited-style-name="Index_20_Link">Query 8:<text:tab/>5</text:a></text:p>
          <text:p text:style-name="P56"><text:a xlink:type="simple" xlink:href="#__RefHeading___Toc487_3198480346" text:style-name="Index_20_Link" text:visited-style-name="Index_20_Link">Query 9:<text:tab/>5</text:a></text:p>
          <text:p text:style-name="P56"><text:soft-page-break/><text:a xlink:type="simple" xlink:href="#__RefHeading___Toc489_3198480346" text:style-name="Index_20_Link" text:visited-style-name="Index_20_Link">Query 10:<text:tab/>5</text:a></text:p>
          <text:p text:style-name="P56"><text:a xlink:type="simple" xlink:href="#__RefHeading___Toc435_3795576367" text:style-name="Index_20_Link" text:visited-style-name="Index_20_Link">SQL statements<text:tab/>5</text:a></text:p>
          <text:p text:style-name="P56"><text:a xlink:type="simple" xlink:href="#__RefHeading___Toc5041_3680965478" text:style-name="Index_20_Link" text:visited-style-name="Index_20_Link">Indexes:<text:tab/>5</text:a></text:p>
          <text:p text:style-name="P57"><text:a xlink:type="simple" xlink:href="#__RefHeading___Toc437_3795576367" text:style-name="Index_20_Link" text:visited-style-name="Index_20_Link">Interface<text:tab/>5</text:a></text:p>
          <text:p text:style-name="P55"><text:a xlink:type="simple" xlink:href="#__RefHeading___Toc439_3795576367" text:style-name="Index_20_Link" text:visited-style-name="Index_20_Link">Design logic Description<text:tab/>5</text:a></text:p>
          <text:p text:style-name="P55"><text:a xlink:type="simple" xlink:href="#__RefHeading___Toc441_3795576367" text:style-name="Index_20_Link" text:visited-style-name="Index_20_Link">Screenshots<text:tab/>6</text:a></text:p>
          <text:p text:style-name="P57"><text:a xlink:type="simple" xlink:href="#__RefHeading___Toc443_3795576367" text:style-name="Index_20_Link" text:visited-style-name="Index_20_Link">General Comments<text:tab/>6</text:a></text:p>
          <text:p text:style-name="P58"><text:a xlink:type="simple" xlink:href="#__RefHeading___Toc3409_3680965478" text:style-name="Index_20_Link" text:visited-style-name="Index_20_Link">Deliverable 3<text:tab/>7</text:a></text:p>
          <text:p text:style-name="P57"><text:a xlink:type="simple" xlink:href="#__RefHeading___Toc1027_3680965478" text:style-name="Index_20_Link" text:visited-style-name="Index_20_Link">Assumptions<text:tab/>7</text:a></text:p>
          <text:p text:style-name="P57"><text:a xlink:type="simple" xlink:href="#__RefHeading___Toc1029_3680965478" text:style-name="Index_20_Link" text:visited-style-name="Index_20_Link">Query Implementation<text:tab/>7</text:a></text:p>
          <text:p text:style-name="P55"><text:a xlink:type="simple" xlink:href="#__RefHeading___Toc1031_3680965478" text:style-name="Index_20_Link" text:visited-style-name="Index_20_Link">Query a:<text:tab/>7</text:a></text:p>
          <text:p text:style-name="P56"><text:a xlink:type="simple" xlink:href="#__RefHeading___Toc1033_3680965478" text:style-name="Index_20_Link" text:visited-style-name="Index_20_Link">Description of logic:<text:tab/>7</text:a></text:p>
          <text:p text:style-name="P56"><text:a xlink:type="simple" xlink:href="#__RefHeading___Toc1035_3680965478" text:style-name="Index_20_Link" text:visited-style-name="Index_20_Link">SQL statement<text:tab/>7</text:a></text:p>
          <text:p text:style-name="P57"><text:a xlink:type="simple" xlink:href="#__RefHeading___Toc1037_3680965478" text:style-name="Index_20_Link" text:visited-style-name="Index_20_Link">Query Analysis<text:tab/>7</text:a></text:p>
          <text:p text:style-name="P55"><text:a xlink:type="simple" xlink:href="#__RefHeading___Toc1039_3680965478" text:style-name="Index_20_Link" text:visited-style-name="Index_20_Link">Selected Queries (and why)<text:tab/>7</text:a></text:p>
          <text:p text:style-name="P56"><text:a xlink:type="simple" xlink:href="#__RefHeading___Toc1041_3680965478" text:style-name="Index_20_Link" text:visited-style-name="Index_20_Link">Query 1<text:tab/>7</text:a></text:p>
          <text:p text:style-name="P56"><text:a xlink:type="simple" xlink:href="#__RefHeading___Toc1043_3680965478" text:style-name="Index_20_Link" text:visited-style-name="Index_20_Link">Query 2<text:tab/>7</text:a></text:p>
          <text:p text:style-name="P56"><text:a xlink:type="simple" xlink:href="#__RefHeading___Toc1045_3680965478" text:style-name="Index_20_Link" text:visited-style-name="Index_20_Link">Query 3<text:tab/>8</text:a></text:p>
          <text:p text:style-name="P57"><text:a xlink:type="simple" xlink:href="#__RefHeading___Toc1047_3680965478" text:style-name="Index_20_Link" text:visited-style-name="Index_20_Link">Interface<text:tab/>8</text:a></text:p>
          <text:p text:style-name="P55"><text:a xlink:type="simple" xlink:href="#__RefHeading___Toc1049_3680965478" text:style-name="Index_20_Link" text:visited-style-name="Index_20_Link">Design logic Description<text:tab/>8</text:a></text:p>
          <text:p text:style-name="P55"><text:a xlink:type="simple" xlink:href="#__RefHeading___Toc1051_3680965478" text:style-name="Index_20_Link" text:visited-style-name="Index_20_Link">Screenshots<text:tab/>8</text:a></text:p>
          <text:p text:style-name="P57"><text:a xlink:type="simple" xlink:href="#__RefHeading___Toc1053_3680965478" text:style-name="Index_20_Link" text:visited-style-name="Index_20_Link">Evolution since first deliverable<text:tab/>8</text:a></text:p>
          <text:p text:style-name="P57"><text:a xlink:type="simple" xlink:href="#__RefHeading___Toc1055_3680965478" text:style-name="Index_20_Link" text:visited-style-name="Index_20_Link">General Comments<text:tab/>8</text:a></text:p>
        </text:index-body>
      </text:table-of-content>
      <text:h text:style-name="P34" text:outline-level="1"><text:bookmark-start text:name="_Toc506900031"/><text:bookmark-start text:name="__RefHeading___Toc405_3795576367"/>Deliverable 1<text:bookmark-end text:name="_Toc506900031"/><text:bookmark-end text:name="__RefHeading___Toc405_3795576367"/></text:h>
      <text:h text:style-name="Heading_20_2" text:outline-level="2"><text:bookmark-start text:name="_Toc506900032"/><text:bookmark-start text:name="__RefHeading___Toc407_3795576367"/>Assumptions<text:bookmark-end text:name="_Toc506900032"/><text:bookmark-end text:name="__RefHeading___Toc407_3795576367"/></text:h>
      <text:p text:style-name="Standard">We use MySQL syntax for this project.</text:p>
      <text:p text:style-name="Standard">Listings all have a bed_type, property_type, room_type, cancellation_policy, a host and a neighborhood.</text:p>
      <text:p text:style-name="Standard"><text:soft-page-break/>A review must be written by a reviewer about a given listing.</text:p>
      <text:p text:style-name="Standard">A calendar must have a day and a listing, otherwise it should not exist.</text:p>
      <text:p text:style-name="Standard">A host must be in a neighborhood, which must be itself in a city, which must be itself in a country.</text:p>
      <text:h text:style-name="Heading_20_2" text:outline-level="2"><text:bookmark-start text:name="_Toc506900033"/><text:bookmark-start text:name="__RefHeading___Toc409_3795576367"/>Entity Relationship Schema<text:bookmark-end text:name="_Toc506900033"/><text:bookmark-end text:name="__RefHeading___Toc409_3795576367"/></text:h>
      <text:h text:style-name="Heading_20_3" text:outline-level="3"><text:bookmark-start text:name="_Toc506900034"/><text:bookmark-start text:name="__RefHeading___Toc411_3795576367"/>Schema<text:bookmark-end text:name="_Toc506900034"/><text:bookmark-end text:name="__RefHeading___Toc411_3795576367"/></text:h>
      <text:p text:style-name="P31">See <text:span text:style-name="T36">A</text:span><text:span text:style-name="T13">nnex</text:span><text:span text:style-name="T8">/deliv_1/deliv_1_ER_Schema</text:span><text:span text:style-name="T4">.</text:span><text:span text:style-name="T8">png </text:span><text:span text:style-name="T13">(first version), <text:s/>Annex</text:span><text:span text:style-name="T8">/deliv_2/deliv_2_ER_Schema.png </text:span><text:span text:style-name="T13">(latest version)</text:span></text:p>
      <text:h text:style-name="P39" text:outline-level="3"><text:bookmark-start text:name="_Toc506900035"/><text:bookmark-start text:name="__RefHeading___Toc413_3795576367"/>Description<text:bookmark-end text:name="_Toc506900035"/><text:bookmark-end text:name="__RefHeading___Toc413_3795576367"/></text:h>
      <text:p text:style-name="Standard">Most of the attributes related to a listing are grouped in one single table <text:span text:style-name="T5">Listing</text:span>.</text:p>
      <text:p text:style-name="Standard">The <text:span text:style-name="T4">Amenity</text:span>, Bed_<text:span text:style-name="T4">type</text:span>, <text:span text:style-name="T4">Property_type</text:span>, <text:span text:style-name="T4">Room_Type</text:span>, <text:span text:style-name="T4">Cancellation_policy</text:span>, <text:span text:style-name="T4">Country</text:span>, <text:span text:style-name="T4">City</text:span>, <text:span text:style-name="T4">Day</text:span> and <text:span text:style-name="T4">Host_verification</text:span> have been normalized to reduce redundancy.</text:p>
      <text:p text:style-name="Standard">Foreign key relation<text:span text:style-name="T10">ships are hardly connected to preserve integrity even if it implies to drop a lot of data after deletions (</text:span><text:span text:style-name="T6">ON DELETE CASCADE</text:span><text:span text:style-name="T10">). For example, if we delete a </text:span><text:span text:style-name="T6">Country</text:span><text:span text:style-name="T10">, we will delete every </text:span><text:span text:style-name="T6">City</text:span><text:span text:style-name="T10"> in this </text:span><text:span text:style-name="T6">Country</text:span><text:span text:style-name="T10"> and therefore delete every </text:span><text:span text:style-name="T6">Neighborhood</text:span><text:span text:style-name="T10"> in the </text:span><text:span text:style-name="T6">Cities</text:span><text:span text:style-name="T10"> and so forth.</text:span></text:p>
      <text:h text:style-name="P35" text:outline-level="2"><text:bookmark-start text:name="_Toc506900036"/><text:bookmark-start text:name="__RefHeading___Toc415_3795576367"/>Relational Schema<text:bookmark-end text:name="_Toc506900036"/><text:bookmark-end text:name="__RefHeading___Toc415_3795576367"/></text:h>
      <text:h text:style-name="P38" text:outline-level="3"><text:bookmark-start text:name="_Toc506900037"/><text:bookmark-start text:name="__RefHeading___Toc417_3795576367"/>ER schema to Relational schema<text:bookmark-end text:name="_Toc506900037"/><text:bookmark-end text:name="__RefHeading___Toc417_3795576367"/></text:h>
      <text:p text:style-name="Standard">The translation of our ER schema to our Relation schema was more or less straightforward. Nevertheless, <text:span text:style-name="T11">the type were not always obvious. We also decided to add a unique </text:span><text:span text:style-name="T7">id</text:span><text:span text:style-name="T12"> in our tables.</text:span></text:p>
      <text:h text:style-name="Heading_20_3" text:outline-level="3"><text:bookmark-start text:name="_Toc506900038"/><text:bookmark-start text:name="__RefHeading___Toc419_3795576367"/>DDL<text:bookmark-end text:name="_Toc506900038"/><text:bookmark-end text:name="__RefHeading___Toc419_3795576367"/></text:h>
      <text:p text:style-name="P23"><text:span text:style-name="T37">See </text:span><text:span text:style-name="T39">Annex</text:span><text:span text:style-name="T42">/deliv_2/deliv_2_create.sql</text:span></text:p>
      <text:h text:style-name="Heading_20_2" text:outline-level="2"><text:bookmark-start text:name="_Toc506900039"/><text:bookmark-start text:name="__RefHeading___Toc421_3795576367"/>General Comments<text:bookmark-end text:name="_Toc506900039"/><text:bookmark-end text:name="__RefHeading___Toc421_3795576367"/></text:h>
      <text:p text:style-name="Standard">For this first work, we thought it was important to work the three together to understand the database <text:span text:style-name="T24">correctly</text:span>. We designed the basis of the ER model, and modified it until the three of us were satisfied.</text:p>
      <text:h text:style-name="Heading_20_1" text:outline-level="1"/>
      <text:h text:style-name="P53" text:outline-level="1"><text:bookmark-start text:name="_Toc506900040"/><text:bookmark-start text:name="__RefHeading___Toc423_3795576367"/>Deliverable 2<text:bookmark-end text:name="_Toc506900040"/><text:bookmark-end text:name="__RefHeading___Toc423_3795576367"/></text:h>
      <text:h text:style-name="Heading_20_2" text:outline-level="2"><text:bookmark-start text:name="__RefHeading___Toc425_3795576367"/><text:bookmark-start text:name="_Toc506900041"/>Assumptions<text:bookmark-end text:name="__RefHeading___Toc425_3795576367"/><text:bookmark-end text:name="_Toc506900041"/></text:h>
      <text:p text:style-name="P20">We updated the ER model with respect to the feedback<text:span text:style-name="T37">. See </text:span><text:span text:style-name="T39">Annex</text:span><text:span text:style-name="T42">/deliv_2/deliv_2_ER_Schema.jpg</text:span></text:p>
      <text:p text:style-name="Standard">We assume that all <text:span text:style-name="T14">l</text:span>istings’ <text:span text:style-name="T14">city</text:span> corresponds to the filename <text:span text:style-name="T17">in which they are.</text:span></text:p>
      <text:p text:style-name="Standard">We put new ids for all listings and hosts to not have duplicates between cities.</text:p>
      <text:p text:style-name="Standard">We remov<text:span text:style-name="T16">e</text:span> reviewer<text:span text:style-name="T16">s</text:span> if <text:span text:style-name="T16">they have the </text:span>same id but not same name <text:span text:style-name="T16">to keep </text:span>only one.</text:p>
      <text:p text:style-name="Standard">We remove comments in reviews that consist of only one character <text:span text:style-name="T15">(often a quote or a comma).</text:span></text:p>
      <text:p text:style-name="P26">After parsing and cleaning all the data, we end up with simple csv files, whose name corresponds to our tables’ names and columns are the same as specified in our schema.</text:p>
      <text:h text:style-name="Heading_20_2" text:outline-level="2"><text:bookmark-start text:name="_Toc506900042"/><text:bookmark-start text:name="__RefHeading___Toc427_3795576367"/>Data Loading<text:bookmark-end text:name="_Toc506900042"/><text:bookmark-end text:name="__RefHeading___Toc427_3795576367"/></text:h>
      <text:h text:style-name="Heading_20_2" text:outline-level="2"><text:bookmark-start text:name="_Toc506900043"/><text:bookmark-start text:name="__RefHeading___Toc429_3795576367"/>Query Implementation<text:bookmark-end text:name="_Toc506900043"/><text:bookmark-end text:name="__RefHeading___Toc429_3795576367"/></text:h>
      <text:h text:style-name="P42" text:outline-level="4"><text:bookmark-start text:name="__RefHeading___Toc471_3198480346"/>Query 1:<text:bookmark-end text:name="__RefHeading___Toc471_3198480346"/></text:h>
      <text:p text:style-name="P10">The query finds the average price for a listing with a specified number of bedrooms. We use 8 bedrooms for the example. Since the table Listing has an attribute for the number of bedrooms and one for the price, the query is direct.</text:p>
      <text:h text:style-name="P42" text:outline-level="4"><text:bookmark-start text:name="__RefHeading___Toc473_3198480346"/>Query 2:<text:bookmark-end text:name="__RefHeading___Toc473_3198480346"/></text:h>
      <text:p text:style-name="P10">The query finds the average cleaning review score for the listings with TV. We suppose that these listings include <text:span text:style-name="T30">the amenities holdng</text:span>. The implementation requires the Listing and Amenity tables, and the relation that maps both of them (Listing_amenity_map).</text:p>
      <text:h text:style-name="P41" text:outline-level="4"><text:bookmark-start text:name="__RefHeading___Toc475_3198480346"/>Query 3:<text:bookmark-end text:name="__RefHeading___Toc475_3198480346"/></text:h>
      <text:p text:style-name="P9">The query finds the hosts that have an available listing between two dates (03.2019 and 09.2019). We suppose that it suffices that the listing is available just one day in this interval. We need the Host table for the name, the Listing, the Day and the Calendar tables for the implementation.</text:p>
      <text:h text:style-name="P41" text:outline-level="4"><text:bookmark-start text:name="__RefHeading___Toc477_3198480346"/>Query 4:<text:bookmark-end text:name="__RefHeading___Toc477_3198480346"/></text:h>
      <text:p text:style-name="P9">The query finds how many listings exist that are posted by two different hosts but the hosts have the same name. <text:span text:style-name="T46">For the implementation, we used D.day to show the dates in MySQL. We had to change this in the interface code with python and write SELECT DAY(d.day), MONTH(d.day), YEAR(d.day) to show the dates correctly. </text:span></text:p>
      <text:h text:style-name="P41" text:outline-level="4"><text:bookmark-start text:name="__RefHeading___Toc479_3198480346"/><text:soft-page-break/>Query 5:<text:bookmark-end text:name="__RefHeading___Toc479_3198480346"/></text:h>
      <text:p text:style-name="P9">The query finds the dates that a specified host (we use 'Viajes Eco') has available accommodations for rent. The Day, Calendar (listing-calendar relation), Listing (shows which listings Viajes Eco owns) and Host tables are necessary for the implementation.</text:p>
      <text:h text:style-name="P41" text:outline-level="4"><text:bookmark-start text:name="__RefHeading___Toc481_3198480346"/>Query 6:<text:bookmark-end text:name="__RefHeading___Toc481_3198480346"/></text:h>
      <text:p text:style-name="P9">The query finds all the pairs (host_ids, host_names) that only have one listing online. We only need Listing and Host table to implement this query. The COUNT syntax is necessary to implement the constraint of "exactly one".</text:p>
      <text:h text:style-name="P41" text:outline-level="4"><text:bookmark-start text:name="__RefHeading___Toc483_3198480346"/>Query 7:<text:bookmark-end text:name="__RefHeading___Toc483_3198480346"/></text:h>
      <text:p text:style-name="P9">The query computes the difference of price (average) between listings with or without Wifi. We suppose that the listing with Wifi have either 'Wifi' or 'Pocket wifi' in their amenities. For the implementation we need the many-to-many Listing_amenity_map to link the wifi information (Amenity table) and the listings (Listing table).</text:p>
      <text:p text:style-name="P9"><text:span text:style-name="T31">For the implementation, it is very</text:span> expensive if we use the price in calendar <text:span text:style-name="T31">and compute its average</text:span>, so we use listing.price because it is satisfying approximation and time goes from 442sec to 3sec</text:p>
      <text:h text:style-name="P41" text:outline-level="4"><text:bookmark-start text:name="__RefHeading___Toc485_3198480346"/>Query 8:<text:bookmark-end text:name="__RefHeading___Toc485_3198480346"/></text:h>
      <text:p text:style-name="P9">The query computes the difference of price in a room with 8 beds in Berlin compared to Madrid. We need the Listing, Neighbourhood and City tables to implement the query, since the Neighbourhood table links the Listing and the City by our normalization.</text:p>
      <text:h text:style-name="P41" text:outline-level="4"><text:bookmark-start text:name="__RefHeading___Toc487_3198480346"/>Query 9:<text:bookmark-end text:name="__RefHeading___Toc487_3198480346"/></text:h>
      <text:p text:style-name="P9">The query finds the top-10 host (host_ids, host_names) in terms of number of listings per host in Spain.</text:p>
      <text:h text:style-name="P41" text:outline-level="4"><text:bookmark-start text:name="__RefHeading___Toc489_3198480346"/>Query 10:<text:bookmark-end text:name="__RefHeading___Toc489_3198480346"/></text:h>
      <text:p text:style-name="P13"><text:s/>The query finds the top-10 listings (review_score_rating) in terms of review_score_rating apartments in Barcelona. For the implementation, we used the TOP <text:span text:style-name="T29">syntax</text:span> which seems to not work.</text:p>
      <text:h text:style-name="Heading_20_4" text:outline-level="4"><text:bookmark-start text:name="_Toc506900046"/><text:bookmark-start text:name="__RefHeading___Toc435_3795576367"/>SQL statement<text:bookmark-end text:name="_Toc506900046"/><text:span text:style-name="T22">s</text:span><text:bookmark-end text:name="__RefHeading___Toc435_3795576367"/></text:h>
      <text:p text:style-name="P24"><text:span text:style-name="T39">Annex</text:span><text:span text:style-name="T42">/deliv_2/deliv_2_</text:span><text:span text:style-name="T43">queries</text:span><text:span text:style-name="T42">.sql</text:span></text:p>
      <text:h text:style-name="P46" text:outline-level="4"><text:bookmark-start text:name="__RefHeading___Toc5041_3680965478"/><text:span text:style-name="T28">Indexes</text:span>:<text:bookmark-end text:name="__RefHeading___Toc5041_3680965478"/></text:h>
      <text:p text:style-name="P27">For the query fetch times and possible indexes : </text:p>
      <text:p text:style-name="P21"><text:span text:style-name="T39">Annex</text:span><text:span text:style-name="T42">/deliv_2/deliv_2_</text:span><text:span text:style-name="T43">indexes</text:span><text:span text:style-name="T42">.sql</text:span></text:p>
      <text:h text:style-name="P47" text:outline-level="4">Results:</text:h>
      <text:p text:style-name="P25"><text:bookmark-start text:name="_Toc5069000462"/><text:span text:style-name="T38">S</text:span><text:bookmark-end text:name="_Toc5069000462"/><text:span text:style-name="T37">ee </text:span><text:span text:style-name="T38">Annex</text:span><text:span text:style-name="T42">/deliv_2/deliv_2_</text:span><text:span text:style-name="T41">query_results</text:span><text:span text:style-name="T42">.sql</text:span></text:p>
      <text:h text:style-name="P48" text:outline-level="4"><text:soft-page-break/></text:h>
      <text:h text:style-name="Heading_20_2" text:outline-level="2"><text:bookmark-start text:name="_Toc506900047"/><text:bookmark-start text:name="__RefHeading___Toc437_3795576367"/>Interface<text:bookmark-end text:name="_Toc506900047"/><text:bookmark-end text:name="__RefHeading___Toc437_3795576367"/></text:h>
      <text:h text:style-name="Heading_20_3" text:outline-level="3"><text:bookmark-start text:name="_Toc506900048"/><text:bookmark-start text:name="__RefHeading___Toc439_3795576367"/>Design logic Description<text:bookmark-end text:name="_Toc506900048"/><text:bookmark-end text:name="__RefHeading___Toc439_3795576367"/></text:h>
      <text:p text:style-name="Standard">We used a local MySQL server, Python 3.7 <text:span text:style-name="T19">with Tkinter </text:span>and mysql-connector to link the two.</text:p>
      <text:p text:style-name="P14"><text:span text:style-name="T37">See README.md </text:span>for configuration <text:span text:style-name="T25">and how to run it</text:span>.</text:p>
      <text:p text:style-name="Standard">When launching the application, the database is automatically created and populated (It takes ~20min.).</text:p>
      <text:p text:style-name="Standard">You can see the status of the connection and of the database on the top of the application. If any problem occurs, you can the delete DB and connect DB buttons to repeat the operations again. If the problem persists, close the application, go to the MySQL shell and execute <text:span text:style-name="T4">DROP DATABASE Airbnb;.</text:span></text:p>
      <text:p text:style-name="Standard">The application is separated in Tabs, for now, you can search listings, hosts <text:span text:style-name="T20">and </text:span>neighborhoods using the available fields, each of them is initially set to the less restricted input <text:span text:style-name="T20">or execute the predefined queries</text:span>.</text:p>
      <text:p text:style-name="Standard"><text:span text:style-name="T20">After searching or executing</text:span>, a new window shows up to display the executed <text:span text:style-name="T21">statement</text:span> with the parameterized values as well as the results of this query.</text:p>
      <text:p text:style-name="Standard">Some operations may take some time (executing the queries and populating the tables) and these are blocking so we have to wait until it finishes to continue.</text:p>
      <text:h text:style-name="Heading_20_3" text:outline-level="3"><text:bookmark-start text:name="_Toc506900049"/><text:bookmark-start text:name="__RefHeading___Toc441_3795576367"/>Screenshots<text:bookmark-end text:name="_Toc506900049"/><text:bookmark-end text:name="__RefHeading___Toc441_3795576367"/></text:h>
      <text:p text:style-name="P24"><text:span text:style-name="T39">Annex</text:span><text:span text:style-name="T42">/deliv_2/deliv_2_</text:span><text:span text:style-name="T43">screenshots_*</text:span><text:span text:style-name="T42">.</text:span><text:span text:style-name="T43">png</text:span></text:p>
      <text:h text:style-name="Heading_20_2" text:outline-level="2"><text:bookmark-start text:name="_Toc506900050"/><text:bookmark-start text:name="__RefHeading___Toc443_3795576367"/>General Comments<text:bookmark-end text:name="_Toc506900050"/><text:bookmark-end text:name="__RefHeading___Toc443_3795576367"/></text:h>
      <text:p text:style-name="Standard">We worked <text:span text:style-name="T18">the three</text:span> together to make the suggested changes after Milestone 1. Then, Sophie worked on the queries as well as on redesigning the new ER schema, Samuel worked on parsing and cleaning the data and Daniel worked on the interface.</text:p>
      <text:p text:style-name="Standard">For the next Milestone, we will improve the interface by including loading animations during blocking operations <text:span text:style-name="T23">and work harder on the predefined queries before going further</text:span>.</text:p>
      <text:p text:style-name="P15"/>
      <text:h text:style-name="P54" text:outline-level="1"><text:bookmark-start text:name="__RefHeading___Toc3409_3680965478"/><text:bookmark-start text:name="_Toc506900051"/>Deliverable 3<text:bookmark-end text:name="__RefHeading___Toc3409_3680965478"/><text:bookmark-end text:name="_Toc506900051"/></text:h>
      <text:h text:style-name="P37" text:outline-level="2"><text:bookmark-start text:name="_Toc506900052"/><text:bookmark-start text:name="__RefHeading___Toc1027_3680965478"/>Assumptions<text:bookmark-end text:name="_Toc506900052"/><text:bookmark-end text:name="__RefHeading___Toc1027_3680965478"/></text:h>
      <text:p text:style-name="P49">&lt;In this section write down the assumptions you made about the data. Write a sentence for each assumption you made&gt;</text:p>
      <text:h text:style-name="P37" text:outline-level="2"><text:bookmark-start text:name="__RefHeading___Toc1029_3680965478"/><text:bookmark-start text:name="_Toc506900053"/>Query Implementation<text:bookmark-end text:name="__RefHeading___Toc1029_3680965478"/><text:bookmark-end text:name="_Toc506900053"/></text:h>
      <text:p text:style-name="P22"><text:span text:style-name="T40">See </text:span><text:span text:style-name="T39">Annex</text:span><text:span text:style-name="T42">/deliv_</text:span><text:span text:style-name="T43">3</text:span><text:span text:style-name="T42">/deliv_</text:span><text:span text:style-name="T43">3</text:span><text:span text:style-name="T42">_</text:span><text:span text:style-name="T43">querie</text:span><text:span text:style-name="T42">.</text:span><text:span text:style-name="T43">sql</text:span></text:p>
      <text:p text:style-name="P49"/>
      <text:h text:style-name="P43" text:outline-level="4">Query 1:</text:h>
      <text:h text:style-name="P44" text:outline-level="4">Description of logic:</text:h>
      <text:p text:style-name="P12">Join all tables Host, Listing, Neighbourhood and City, filter by host_id, keeping only host_id that have at least one listing with square_feet NOT NULL. Group this by city_name and order by city_name.</text:p>
      <text:h text:style-name="P43" text:outline-level="4">Query <text:span text:style-name="T31">2</text:span>:</text:h>
      <text:h text:style-name="P44" text:outline-level="4">Description of logic:</text:h>
      <text:p text:style-name="P12">We create a temporary table (WITH statement) containing listing with review_scores_rating NOT NULL and we add the row number to each row. Then we group by this by neighbourhood and compute the half of the sum of all row numbers for each neighbourhood in another temporary table. Then we select from the first one, for each neighbourhood, the row with the number that is in the second one. We then keep only the 5 with the biggest scores.</text:p>
      <text:h text:style-name="P43" text:outline-level="4">Query <text:span text:style-name="T31">3</text:span>:</text:h>
      <text:h text:style-name="P44" text:outline-level="4">Description of logic:</text:h>
      <text:p text:style-name="P12">Select the host_id, host_name and the number of listings per hosts ordered by number of listings descending and keep the first.</text:p>
      <text:h text:style-name="P43" text:outline-level="4">Query <text:span text:style-name="T31">4</text:span>:</text:h>
      <text:h text:style-name="P44" text:outline-level="4">Description of logic:</text:h>
      <text:p text:style-name="P12">We join Listing, Calendar, Neighbourhood, City, Day, Cancellation_policy, Host, Host_verification, Host_verification_map and filter that by the given conditions. We then select listing_id and the average of the price per day (contained in Calendar table) group by listing_id, order by this average descending and keep the five first.</text:p>
      <text:h text:style-name="P43" text:outline-level="4"><text:soft-page-break/>Query <text:span text:style-name="T31">5</text:span>:</text:h>
      <text:h text:style-name="P44" text:outline-level="4">Description of logic:</text:h>
      <text:p text:style-name="P12">We create a temporary table that contains each listing with the number of amenities it contains from the given list. Then we select from this table, for each number of accommodates, the 5 listings with the biggest number of amenities.</text:p>
      <text:h text:style-name="P43" text:outline-level="4">Query <text:span text:style-name="T31">6</text:span>:</text:h>
      <text:h text:style-name="P44" text:outline-level="4">Description of logic:</text:h>
      <text:p text:style-name="P12">We compute a subtable containing listing_id, host_id and the number of reviews per listing. Then we select the host_id, the listing_id concatenanted and the number of reviews concatenated from the previous table where the listing_id is in the three first in when sorted by number of reviews descending.</text:p>
      <text:h text:style-name="P60" text:outline-level="4">Query <text:span text:style-name="T31">7</text:span>:</text:h>
      <text:h text:style-name="P44" text:outline-level="4">Description of logic:</text:h>
      <text:p text:style-name="P12">We create a subtable containing the number of listings that meet the conditions per amenity and neighbourhood. From this table, we select the neihbourhood and the three amenities that have the biggest number of listings per neighbourhood.</text:p>
      <text:h text:style-name="P43" text:outline-level="4">Query <text:span text:style-name="T31">8</text:span>:</text:h>
      <text:h text:style-name="P44" text:outline-level="4">Description of logic:</text:h>
      <text:p text:style-name="P12">We create a temporary table containing hosts with their number of possible verifications. Then we select the average review_scores_communication for the first host by sorting the first table descending then for the first one sorting ascending and we compute the difference.</text:p>
      <text:h text:style-name="P43" text:outline-level="4">Query <text:span text:style-name="T31">9</text:span>:</text:h>
      <text:h text:style-name="P44" text:outline-level="4">Description of logic:</text:h>
      <text:p text:style-name="P12">We select city from City and a subquery that selects the number of reviews of reviews from another subquery that selects the room type with its average number of accommodates and number of reviews, where the average number of accommodates is greater or equal to 3. We keep the one with the highest number of reviews.</text:p>
      <text:h text:style-name="P43" text:outline-level="4">Query 1<text:span text:style-name="T31">0</text:span>:</text:h>
      <text:h text:style-name="P44" text:outline-level="4">Description of logic:</text:h>
      <text:p text:style-name="P12">We select listings with their number of days occupied and that satisfy the conditions and with number of occupied days not zero. Then from that we select the neighborhood with the number of listings from previous query and then select the neighbourhood where ratio between this number and the total number of listings is greater or equal 0.5.</text:p>
      <text:h text:style-name="P43" text:outline-level="4">Query 1<text:span text:style-name="T31">1</text:span>:</text:h>
      <text:h text:style-name="P44" text:outline-level="4">Description of logic:</text:h>
      <text:p text:style-name="P12">We select the countries with the number of listings available for each days between the two given dates. Then we select countries where the ratio between the number of available listings and the total number of listings is at least 0.2 at least one day.</text:p>
      <text:h text:style-name="P43" text:outline-level="4">Query 1<text:span text:style-name="T31">2</text:span>:</text:h>
      <text:h text:style-name="P44" text:outline-level="4">Description of logic:</text:h>
      <text:p text:style-name="P12">We select the neighbourhood with the number of listings with strict_14_with_grace_period policy. Then we select the total number of listings per neighbourhood. From these two tables we select neighbourhood where the ratio between the number with strict_14_with_grace_period policy and the total number is a least 0.05.</text:p>
      <text:p text:style-name="P11"/>
      <text:h text:style-name="P47" text:outline-level="4"><text:soft-page-break/>Results:</text:h>
      <text:p text:style-name="P25"><text:bookmark-start text:name="_Toc50690004621"/><text:span text:style-name="T38">S</text:span><text:bookmark-end text:name="_Toc50690004621"/><text:span text:style-name="T37">ee </text:span><text:span text:style-name="T38">Annex</text:span><text:span text:style-name="T42">/deliv_</text:span><text:span text:style-name="T41">3</text:span><text:span text:style-name="T42">/deliv_</text:span><text:span text:style-name="T41">3</text:span><text:span text:style-name="T42">_</text:span><text:span text:style-name="T41">query_results</text:span><text:span text:style-name="T42">.sql</text:span></text:p>
      <text:h text:style-name="P37" text:outline-level="2"><text:bookmark-start text:name="_Toc506900057"/><text:bookmark-start text:name="__RefHeading___Toc1037_3680965478"/>Query Analysis<text:bookmark-end text:name="_Toc506900057"/><text:bookmark-end text:name="__RefHeading___Toc1037_3680965478"/></text:h>
      <text:h text:style-name="P40" text:outline-level="3"><text:bookmark-start text:name="_Toc506900058"/><text:bookmark-start text:name="__RefHeading___Toc1039_3680965478"/>Selected Queries (and why)<text:bookmark-end text:name="_Toc506900058"/><text:bookmark-end text:name="__RefHeading___Toc1039_3680965478"/></text:h>
      <text:p text:style-name="P17">For the choice strategy, we first thought that the queries with the longest time execution <text:span text:style-name="T26">had the best optimization potential. <text:s/>We ran a few times each queries and found that query 4), 10) and 11) had the worst fetch times (approximatively 4.5sec, 75sec and 32sec, resp.) .</text:span></text:p>
      <text:p text:style-name="P18">Adding indexes improved the fetch time of query 4) and 10), but query 11) remained just as long. Hence we went through the other queries and their query plans and chose query 1). The improvement by adding one index was significant, even though the query had a low fetch time without adding indexes (1.37sec). </text:p>
      <text:p text:style-name="P19">Moreover, it appears that MySQL generates automatically indexes in the table creations. Therefore, columns that are declared as a PRIMARY KEY, UNIQUE or FOREIGN KEY are already indexed by B+Trees. That explains why most of our queries are already very fast. <text:span text:style-name="T45">See </text:span><text:span text:style-name="T39">Annex</text:span><text:span text:style-name="T42">/</text:span><text:span text:style-name="T44">generated_indexes_MySQL</text:span><text:span text:style-name="T42">.</text:span><text:span text:style-name="T44">txt</text:span></text:p>
      <text:p text:style-name="P30">To compute the running times, we <text:span text:style-name="T33">ran each queries a few times to find the average times. We noticed that the running times also depend on what computer we’re using. </text:span>To see the running times and the added indexes for queries 4,10 and 11, <text:span text:style-name="T33">s</text:span>ee <text:span text:style-name="T13">Annex</text:span><text:span text:style-name="T8">/deliv_</text:span><text:span text:style-name="T9">3</text:span><text:span text:style-name="T8">/deliv_</text:span><text:span text:style-name="T9">3</text:span><text:span text:style-name="T8">_</text:span><text:span text:style-name="T9">indexes</text:span><text:span text:style-name="T8">.</text:span><text:span text:style-name="T9">sql</text:span></text:p>
      <text:p text:style-name="P32">For the plans linked to the three queries, see <text:span text:style-name="T32">Annex</text:span><text:span text:style-name="T8">/deliv_</text:span><text:span text:style-name="T9">3</text:span><text:span text:style-name="T8">/deliv_</text:span><text:span text:style-name="T9">3</text:span><text:span text:style-name="T8">_</text:span><text:span text:style-name="T4">initial_plan_*</text:span><text:span text:style-name="T8">.</text:span><text:span text:style-name="T9">sql </text:span>and <text:span text:style-name="T32">Annex</text:span><text:span text:style-name="T8">/deliv_</text:span><text:span text:style-name="T9">3</text:span><text:span text:style-name="T8">/deliv_</text:span><text:span text:style-name="T9">3</text:span><text:span text:style-name="T8">_</text:span><text:span text:style-name="T4">improved_plan_*</text:span><text:span text:style-name="T8">.</text:span><text:span text:style-name="T9">sql</text:span></text:p>
      <text:h text:style-name="P45" text:outline-level="4"><text:bookmark-start text:name="__RefHeading___Toc1041_3680965478"/><text:bookmark-start text:name="_Toc506900059"/>Query <text:bookmark-end text:name="_Toc506900059"/><text:span text:style-name="T34">1:</text:span><text:bookmark-end text:name="__RefHeading___Toc1041_3680965478"/></text:h>
      <text:p text:style-name="P33">In the initial plan, <text:span text:style-name="T46">the first join is very costly. The full index scan on host table is as bad as a table scan, with the 23k rows. </text:span></text:p>
      <text:p text:style-name="P50"/>
      <text:h text:style-name="P45" text:outline-level="4"><text:bookmark-start text:name="_Toc506900060"/><text:bookmark-start text:name="__RefHeading___Toc1043_3680965478"/>Query <text:bookmark-end text:name="_Toc506900060"/><text:span text:style-name="T34">4:</text:span><text:bookmark-end text:name="__RefHeading___Toc1043_3680965478"/></text:h>
      <text:p text:style-name="P51">In the initial plan, we have joins which use full table scans. In terms of performance, this is the worst we can do. <text:s/><text:span text:style-name="T35">The three concerned joins use the City, Cancellation_policy and Host_verification tables.</text:span> </text:p>
      <text:p text:style-name="P51">We put an index on the table Host_verification on its description column. Since it is a text, it will be faster to join on the condition [host_verification_description = 'government_id']. <text:span text:style-name="T35">We chose to not put indexes on the other tables, because the performance does not change. The number of retrieved rows and the size of the table is to small to have an impact. </text:span></text:p>
      <text:p text:style-name="P52">With the index added, the running time is divided by more than 2. <text:s/>The index is used to retrieve the row satisfying the host_verification_<text:span text:style-name="T34">description. </text:span></text:p>
      <text:p text:style-name="P52"/>
      <text:h text:style-name="P45" text:outline-level="4"><text:bookmark-start text:name="_Toc506900061"/><text:bookmark-start text:name="__RefHeading___Toc1045_3680965478"/><text:soft-page-break/>Query <text:bookmark-end text:name="_Toc506900061"/><text:span text:style-name="T32">10:</text:span><text:bookmark-end text:name="__RefHeading___Toc1045_3680965478"/></text:h>
      <text:p text:style-name="P49">&lt;Initial Running time:</text:p>
      <text:p text:style-name="P49">Optimized Running time:</text:p>
      <text:p text:style-name="P49">Explain the improvement:</text:p>
      <text:p text:style-name="P49">Initial plan</text:p>
      <text:p text:style-name="P49">Improved plan&gt;</text:p>
      <text:h text:style-name="P37" text:outline-level="2"><text:bookmark-start text:name="_Toc506900062"/><text:bookmark-start text:name="__RefHeading___Toc1047_3680965478"/>Interface<text:bookmark-end text:name="_Toc506900062"/><text:bookmark-end text:name="__RefHeading___Toc1047_3680965478"/></text:h>
      <text:h text:style-name="P40" text:outline-level="3"><text:bookmark-start text:name="_Toc506900063"/><text:bookmark-start text:name="__RefHeading___Toc1049_3680965478"/>Design logic Description<text:bookmark-end text:name="_Toc506900063"/><text:bookmark-end text:name="__RefHeading___Toc1049_3680965478"/></text:h>
      <text:p text:style-name="P49">&lt;Describe the general logic of your design as well as the technology you decided to use&gt;</text:p>
      <text:h text:style-name="P40" text:outline-level="3"><text:bookmark-start text:name="_Toc506900064"/><text:bookmark-start text:name="__RefHeading___Toc1051_3680965478"/>Screenshots<text:bookmark-end text:name="_Toc506900064"/><text:bookmark-end text:name="__RefHeading___Toc1051_3680965478"/></text:h>
      <text:p text:style-name="P49">&lt;Provide some initial screen shots of your interface&gt;</text:p>
      <text:p text:style-name="P49"/>
      <text:h text:style-name="P36" text:outline-level="2"><text:bookmark-start text:name="__RefHeading___Toc1053_3680965478"/>Evolution since first deliverable<text:bookmark-end text:name="__RefHeading___Toc1053_3680965478"/></text:h>
      <text:p text:style-name="P28">For the first deliverable, we conceived an ER model which was not appropriated for the database. We then improved it by normalizing most of the tables to avoid redundancy. For example, we had a table House_properties(square_feet, room_type, amenities, …) which <text:span text:style-name="T27">was a one-to-one relation with the listing. They were many strings and after inspection we realized that properties such as amenities, room_type, etc. deserved their own table : they only had a few possible values in the dataset. We created tables for each of them (Amenity, Bed_type, Cancellation_policy, …) and linked them to the listings. We have the foreign keys in the Listing table that are integers, hence it reduces considerably the size of a listing’s tuple and simplifies the retrieval of those properties. </text:span></text:p>
      <text:p text:style-name="P29">Concerning the queries, we fixed the deliverable 2 queries and added some indexes when needed. </text:p>
      <text:h text:style-name="P37" text:outline-level="2"><text:bookmark-start text:name="_Toc506900065"/><text:bookmark-start text:name="__RefHeading___Toc1055_3680965478"/>General Comments<text:bookmark-end text:name="_Toc506900065"/><text:bookmark-end text:name="__RefHeading___Toc1055_3680965478"/></text:h>
      <text:p text:style-name="P16">&lt;In this section write general comments about your deliverable (comments and work allocation between team members&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 svg:font-family="'Lohit Devanagari'"/>
    <style:font-face style:name="Calibri" svg:font-family="Calibri" style:font-family-generic="roman" style:font-pitch="variable"/>
    <style:font-face style:name="Calibri Light" svg:font-family="'Calibri Light'"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ystem" style:font-pitch="variable"/>
    <style:font-face style:name="Batang" svg:font-family="Batang"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style:font-face style:name="ＭＳ ゴシック" svg:font-family="'ＭＳ ゴシック'"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l" fo:country="GR" style:letter-kerning="false" style:font-name-asian="Calibri1" style:font-size-asian="10pt" style:language-asian="el" style:country-asian="GR"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l" fo:country="GR" style:letter-kerning="false" style:font-name-asian="Calibri1" style:font-size-asian="10pt" style:language-asian="el" style:country-asian="GR"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fo:hyphenation-ladder-count="no-limit" style:writing-mode="lr-tb"/>
      <style:text-properties fo:color="#00000a" fo:font-size="11pt" fo:language="en" fo:country="US" style:font-size-asian="11pt" style:language-asian="en" style:country-asian="US" style:font-size-complex="11pt"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423cm" fo:margin-bottom="0.106cm" loext:contextual-spacing="false" fo:keep-with-next="always"/>
      <style:text-properties style:font-name="Cambria" fo:font-family="Cambria" style:font-family-generic="roman" style:font-pitch="variable" fo:font-size="16pt" fo:font-weight="bold" style:font-name-asian="Times New Roman1" style:font-family-asian="'Times New Roman'" style:font-family-generic-asian="system" style:font-pitch-asian="variable" style:font-size-asian="16pt" style:font-weight-asian="bold" style:font-size-complex="16pt" style:font-weight-complex="bold"/>
    </style:style>
    <style:style style:name="Heading_20_2" style:display-name="Heading 2" style:family="paragraph" style:parent-style-name="Standard" style:next-style-name="Standard" style:default-outline-level="2" style:list-style-name="" style:class="text">
      <style:paragraph-properties fo:margin-top="0.423cm" fo:margin-bottom="0.106cm" loext:contextual-spacing="false" fo:keep-with-next="always"/>
      <style:text-properties style:font-name="Cambria" fo:font-family="Cambria" style:font-family-generic="roman" style:font-pitch="variable" fo:font-size="14pt" fo:font-style="italic" fo:font-weight="bold" style:font-name-asian="Times New Roman1" style:font-family-asian="'Times New Roman'" style:font-family-generic-asian="system" style:font-pitch-asian="variable"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default-outline-level="3" style:list-style-name=""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fo:font-size="12pt" style:font-name-asian="ＭＳ ゴシック" style:font-family-asian="'ＭＳ ゴシック'"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eading_20_4" style:display-name="Heading 4" style:family="paragraph" style:parent-style-name="Standard" style:next-style-name="Standard" style:default-outline-level="4" style:list-style-name="" style:class="text">
      <style:paragraph-properties fo:margin-top="0.071cm" fo:margin-bottom="0cm" loext:contextual-spacing="false" fo:keep-together="always" fo:keep-with-next="always"/>
      <style:text-properties fo:color="#2e74b5" style:font-name="Calibri Light" fo:font-family="'Calibri Light'" style:font-family-generic="roman" style:font-pitch="variable" fo:font-style="italic" style:font-name-asian="ＭＳ ゴシック" style:font-family-asian="'ＭＳ ゴシック'" style:font-family-generic-asian="system" style:font-pitch-asian="variable" style:font-style-asian="italic" style:font-name-complex="Times New Roman1" style:font-family-complex="'Times New Roman'" style:font-family-generic-complex="system" style:font-pitch-complex="variable" style:font-style-complex="italic"/>
    </style:style>
    <style:style style:name="Heading_20_5" style:display-name="Heading 5" style:family="paragraph" style:parent-style-name="Standard" style:default-outline-level="5" style:list-style-name="" style:class="text"/>
    <style:style style:name="Heading_20_6" style:display-name="Heading 6" style:family="paragraph" style:parent-style-name="Standard" style:next-style-name="Standard" style:default-outline-level="6" style:list-style-name="" style:class="text">
      <style:paragraph-properties fo:margin-top="0.423cm" fo:margin-bottom="0.106cm" loext:contextual-spacing="false"/>
      <style:text-properties fo:font-weight="bold" style:font-name-asian="Times New Roman1" style:font-family-asian="'Times New Roman'" style:font-family-generic-asian="system" style:font-pitch-asian="variable" style:font-weight-asian="bold" style:font-weight-complex="bold"/>
    </style:style>
    <style:style style:name="caption" style:family="paragraph" style:parent-style-name="Standard" style:default-outline-level="">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Article_20_contents_20_Char" style:display-name="Article contents Char" style:family="paragraph" style:parent-style-name="Standard" style:default-outline-level="">
      <style:paragraph-properties fo:margin-left="0cm" fo:margin-right="0cm" fo:margin-top="0cm" fo:margin-bottom="0cm" loext:contextual-spacing="false" fo:line-height="200%" fo:text-align="justify" style:justify-single-word="false" fo:orphans="0" fo:widows="0" fo:text-indent="0.6cm" style:auto-text-indent="false"/>
      <style:text-properties style:font-name-asian="Batang" style:font-family-asian="Batang" style:font-family-generic-asian="system" style:font-pitch-asian="variable" style:language-asian="ko" style:country-asian="KR"/>
    </style:style>
    <style:style style:name="Header" style:family="paragraph" style:parent-style-name="Standard" style:default-outline-level="" style:class="extra">
      <style:paragraph-properties>
        <style:tab-stops>
          <style:tab-stop style:position="7.325cm" style:type="center"/>
          <style:tab-stop style:position="14.651cm" style:type="right"/>
        </style:tab-stops>
      </style:paragraph-properties>
    </style:style>
    <style:style style:name="Footer" style:family="paragraph" style:parent-style-name="Standard" style:default-outline-level="" style:class="extra">
      <style:paragraph-properties>
        <style:tab-stops>
          <style:tab-stop style:position="7.325cm" style:type="center"/>
          <style:tab-stop style:position="14.651cm" style:type="right"/>
        </style:tab-stops>
      </style:paragraph-properties>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No_20_Spacing" style:display-name="No Spacing" style:family="paragraph" style:default-outline-level="">
      <style:paragraph-properties fo:text-align="start" style:justify-single-word="false" fo:orphans="2" fo:widows="2" fo:hyphenation-ladder-count="no-limit" style:writing-mode="lr-tb"/>
      <style:text-properties fo:color="#00000a" fo:font-size="11pt" fo:language="en" fo:country="US" style:font-size-asian="11pt" style:language-asian="en" style:country-asian="US" style:font-size-complex="11pt" fo:hyphenate="false" fo:hyphenation-remain-char-count="2" fo:hyphenation-push-char-count="2"/>
    </style:style>
    <style:style style:name="Title" style:family="paragraph" style:parent-style-name="Standard" style:next-style-name="Standard" style:default-outline-level="" style:class="chapter">
      <style:paragraph-properties fo:margin-top="0cm" fo:margin-bottom="0.529cm" loext:contextual-spacing="true" fo:line-height="100%" fo:padding-left="0cm" fo:padding-right="0cm" fo:padding-top="0cm" fo:padding-bottom="0.141cm" fo:border-left="none" fo:border-right="none" fo:border-top="none" fo:border-bottom="0.99pt solid #4f81bd"/>
      <style:text-properties fo:color="#17365d" style:font-name="Cambria" fo:font-family="Cambria" style:font-family-generic="roman" style:font-pitch="variable" fo:font-size="26pt" fo:letter-spacing="0.009cm" fo:language="el" fo:country="GR" style:font-size-asian="26pt" style:font-size-complex="26pt"/>
    </style:style>
    <style:style style:name="Normal_20__28_Web_29_" style:display-name="Normal (Web)" style:family="paragraph" style:parent-style-name="Standard" style:default-outline-level="">
      <style:paragraph-properties fo:margin-top="0cm" fo:margin-bottom="0.494cm" loext:contextual-spacing="false"/>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size-complex="12pt"/>
    </style:style>
    <style:style style:name="Contents_20_Heading" style:display-name="Contents Heading" style:family="paragraph" style:parent-style-name="Heading_20_1" style:next-style-name="Standard" style:default-outline-level="" style:class="index">
      <style:paragraph-properties fo:margin-top="0.423cm" fo:margin-bottom="0cm" loext:contextual-spacing="false" fo:line-height="106%" fo:keep-together="always" fo:hyphenation-ladder-count="no-limit"/>
      <style:text-properties fo:color="#365f91" fo:font-weight="normal" style:font-weight-asian="normal" style:font-weight-complex="normal" fo:hyphenate="true" fo:hyphenation-remain-char-count="2" fo:hyphenation-push-char-count="2"/>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176cm" loext:contextual-spacing="false" fo:text-indent="0cm" style:auto-text-indent="false"/>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Table_20_Contents" style:display-name="Table Contents" style:family="paragraph" style:parent-style-name="Standard" style:default-outline-level="" style:class="extra"/>
    <style:style style:name="Revision" style:family="paragraph" style:default-outline-level="">
      <style:paragraph-properties fo:text-align="start" style:justify-single-word="false" fo:orphans="2" fo:widows="2" style:writing-mode="lr-tb"/>
      <style:text-properties fo:color="#00000a" fo:font-size="11pt" fo:language="en" fo:country="US" style:font-size-asian="11pt" style:language-asian="en" style:country-asian="US" style:font-size-complex="11pt"/>
    </style:style>
    <style:style style:name="Contents_20_3" style:display-name="Contents 3" style:family="paragraph" style:parent-style-name="Standard" style:next-style-name="Standard" style:auto-update="true" style:default-outline-level="" style:class="index">
      <style:paragraph-properties fo:margin-left="0.776cm" fo:margin-right="0cm" fo:margin-top="0cm" fo:margin-bottom="0.176cm" loext:contextual-spacing="false" fo:text-indent="0cm" style:auto-text-indent="false"/>
    </style:style>
    <style:style style:name="Contents_20_4" style:display-name="Contents 4" style:family="paragraph" style:parent-style-name="Standard" style:next-style-name="Standard" style:auto-update="true" style:default-outline-level="" style:class="index">
      <style:paragraph-properties fo:margin-left="1.164cm" fo:margin-right="0cm" fo:margin-top="0cm" fo:margin-bottom="0.176cm" loext:contextual-spacing="false" fo:text-indent="0cm" style:auto-text-indent="false"/>
    </style:style>
    <style:style style:name="Default_20_Paragraph_20_Font" style:display-name="Default Paragraph Font" style:family="text"/>
    <style:style style:name="Heading_20_5_20_Char" style:display-name="Heading 5 Char" style:family="text" style:parent-style-name="Default_20_Paragraph_20_Font">
      <style:text-properties style:font-name="Times New Roman" fo:font-family="'Times New Roman'" style:font-family-generic="roman" style:font-pitch="variable" fo:font-size="10pt" fo:font-weight="bold" style:font-name-asian="Times New Roman1" style:font-family-asian="'Times New Roman'" style:font-family-generic-asian="system" style:font-pitch-asian="variable" style:font-size-asian="10pt" style:font-weight-asian="bold" style:font-name-complex="Times New Roman1" style:font-family-complex="'Times New Roman'" style:font-family-generic-complex="system" style:font-pitch-complex="variable" style:font-size-complex="10pt" style:font-weight-complex="bold"/>
    </style:style>
    <style:style style:name="Article_20_contents_20_Char_20_Char" style:display-name="Article contents Char Char" style:family="text" style:parent-style-name="Default_20_Paragraph_20_Font">
      <style:text-properties style:font-name-asian="Batang" style:font-family-asian="Batang" style:font-family-generic-asian="system" style:font-pitch-asian="variable" style:language-asian="ko" style:country-asian="KR"/>
    </style:style>
    <style:style style:name="Heading_20_1_20_Char" style:display-name="Heading 1 Char" style:family="text" style:parent-style-name="Default_20_Paragraph_20_Font">
      <style:text-properties style:font-name="Cambria" fo:font-family="Cambria" style:font-family-generic="roman" style:font-pitch="variable" fo:font-size="16pt" fo:font-weight="bold" style:font-name-asian="Times New Roman1" style:font-family-asian="'Times New Roman'" style:font-family-generic-asian="system" style:font-pitch-asian="variable" style:font-size-asian="16pt" style:font-weight-asian="bold" style:font-name-complex="Times New Roman1" style:font-family-complex="'Times New Roman'" style:font-family-generic-complex="system" style:font-pitch-complex="variable" style:font-size-complex="16pt" style:font-weight-complex="bold"/>
    </style:style>
    <style:style style:name="Heading_20_6_20_Char" style:display-name="Heading 6 Char" style:family="text" style:parent-style-name="Default_20_Paragraph_20_Font">
      <style:text-properties style:font-name="Calibri" fo:font-family="Calibri" style:font-family-generic="roman" style:font-pitch="variable" fo:font-size="11pt" fo:font-weight="bold" style:font-name-asian="Times New Roman1" style:font-family-asian="'Times New Roman'" style:font-family-generic-asian="system" style:font-pitch-asian="variable" style:font-size-asian="11pt" style:font-weight-asian="bold" style:font-name-complex="Times New Roman1" style:font-family-complex="'Times New Roman'" style:font-family-generic-complex="system" style:font-pitch-complex="variable" style:font-size-complex="11pt" style:font-weight-complex="bold"/>
    </style:style>
    <style:style style:name="Heading_20_2_20_Char" style:display-name="Heading 2 Char" style:family="text" style:parent-style-name="Default_20_Paragraph_20_Font">
      <style:text-properties style:font-name="Cambria" fo:font-family="Cambria" style:font-family-generic="roman" style:font-pitch="variable" fo:font-size="14pt" fo:font-style="italic" fo:font-weight="bold" style:font-name-asian="Times New Roman1" style:font-family-asian="'Times New Roman'" style:font-family-generic-asian="system" style:font-pitch-asian="variable" style:font-size-asian="14pt" style:font-style-asian="italic" style:font-weight-asian="bold" style:font-name-complex="Times New Roman1" style:font-family-complex="'Times New Roman'" style:font-family-generic-complex="system" style:font-pitch-complex="variable" style:font-size-complex="14pt" style:font-style-complex="italic" style:font-weight-complex="bold"/>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Header_20_Char" style:display-name="Header Char" style:family="text" style:parent-style-name="Default_20_Paragraph_20_Font">
      <style:text-properties fo:font-size="11pt" fo:language="en" fo:country="US" style:font-size-asian="11pt" style:language-asian="en" style:country-asian="US" style:font-size-complex="11pt"/>
    </style:style>
    <style:style style:name="Footer_20_Char" style:display-name="Footer Char" style:family="text" style:parent-style-name="Default_20_Paragraph_20_Font">
      <style:text-properties fo:font-size="11pt" fo:language="en" fo:country="US" style:font-size-asian="11pt" style:language-asian="en" style:country-asian="US" style:font-size-complex="11pt"/>
    </style:style>
    <style:style style:name="Balloon_20_Text_20_Char" style:display-name="Balloon Text Char" style:family="text" style:parent-style-name="Default_20_Paragraph_20_Font">
      <style:text-properties style:font-name="Tahoma" fo:font-family="Tahoma" style:font-family-generic="roman" style:font-pitch="variable" fo:font-size="8pt" fo:language="en" fo:country="US" style:font-size-asian="8pt" style:language-asian="en" style:country-asian="US" style:font-name-complex="Tahoma1" style:font-family-complex="Tahoma" style:font-family-generic-complex="system" style:font-pitch-complex="variable" style:font-size-complex="8pt"/>
    </style:style>
    <style:style style:name="Title_20_Char" style:display-name="Title Char" style:family="text" style:parent-style-name="Default_20_Paragraph_20_Font">
      <style:text-properties fo:color="#17365d" style:font-name="Cambria" fo:font-family="Cambria" style:font-family-generic="roman" style:font-pitch="variable" fo:font-size="26pt" fo:letter-spacing="0.009cm" style:font-size-asian="26pt" style:language-asian="en" style:country-asian="US" style:font-size-complex="26pt"/>
    </style:style>
    <style:style style:name="ListLabel_20_1" style:display-name="ListLabel 1" style:family="text">
      <style:text-properties fo:color="#00000a"/>
    </style:style>
    <style:style style:name="ListLabel_20_2" style:display-name="ListLabel 2" style:family="text">
      <style:text-properties style:font-name-complex="Arial" style:font-family-complex="Arial"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Wingdings" style:font-family-complex="Wingdings"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Wingdings" style:font-family-complex="Wingdings" style:font-family-generic-complex="system" style:font-pitch-complex="variable"/>
    </style:style>
    <style:style style:name="ListLabel_20_10" style:display-name="ListLabel 10" style:family="text">
      <style:text-properties style:font-name-complex="Symbol" style:font-family-complex="Symbol"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Wingdings" style:font-family-complex="Wingdings"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Wingdings" style:font-family-complex="Wingdings"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text-properties style:font-name-complex="Wingdings" style:font-family-complex="Wingdings" style:font-family-generic-complex="system" style:font-pitch-complex="variable"/>
    </style:style>
    <style:style style:name="Numbering_20_Symbols" style:display-name="Numbering Symbols" style:family="text"/>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color="#00000a" fo:language="en" fo:country="US" style:language-asian="en" style:country-asian="US"/>
    </style:style>
    <style:style style:name="Comment_20_Subject_20_Char" style:display-name="Comment Subject Char" style:family="text" style:parent-style-name="Comment_20_Text_20_Char">
      <style:text-properties fo:color="#00000a" fo:language="en" fo:country="US" fo:font-weight="bold" style:language-asian="en" style:country-asian="US" style:font-weight-asian="bold" style:font-weight-complex="bold"/>
    </style:style>
    <style:style style:name="ListLabel_20_19" style:display-name="ListLabel 19" style:family="text">
      <style:text-properties style:font-name-complex="Symbol" style:font-family-complex="Symbol"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text-properties style:font-name-complex="Wingdings" style:font-family-complex="Wingdings" style:font-family-generic-complex="system" style:font-pitch-complex="variable"/>
    </style:style>
    <style:style style:name="ListLabel_20_22" style:display-name="ListLabel 22" style:family="text">
      <style:text-properties style:font-name-asian="Calibri1" style:font-family-asian="Calibri" style:font-family-generic-asian="system" style:font-pitch-asian="variable" style:font-name-complex="Times New Roman1" style:font-family-complex="'Times New Roman'" style:font-family-generic-complex="system" style:font-pitch-complex="variable"/>
    </style:style>
    <style:style style:name="Index_20_Link" style:display-name="Index Link" style:family="text"/>
    <style:style style:name="Heading_20_3_20_Char" style:display-name="Heading 3 Char" style:family="text" style:parent-style-name="Default_20_Paragraph_20_Font">
      <style:text-properties fo:color="#1f4d78" style:font-name="Calibri Light" fo:font-family="'Calibri Light'" style:font-family-generic="roman" style:font-pitch="variable" fo:font-size="12pt" fo:language="en" fo:country="US" style:font-name-asian="ＭＳ ゴシック" style:font-family-asian="'ＭＳ ゴシック'"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style>
    <style:style style:name="Heading_20_4_20_Char" style:display-name="Heading 4 Char" style:family="text" style:parent-style-name="Default_20_Paragraph_20_Font">
      <style:text-properties fo:color="#2e74b5" style:font-name="Calibri Light" fo:font-family="'Calibri Light'" style:font-family-generic="roman" style:font-pitch="variable" fo:font-size="11pt" fo:language="en" fo:country="US" fo:font-style="italic" style:font-name-asian="ＭＳ ゴシック" style:font-family-asian="'ＭＳ ゴシック'" style:font-family-generic-asian="system" style:font-pitch-asian="variable" style:font-size-asian="11pt" style:language-asian="en" style:country-asian="US" style:font-style-asian="italic" style:font-name-complex="Times New Roman1" style:font-family-complex="'Times New Roman'" style:font-family-generic-complex="system" style:font-pitch-complex="variable" style:font-size-complex="11pt" style:font-style-complex="italic"/>
    </style:style>
    <style:style style:name="ListLabel_20_23" style:display-name="ListLabel 23" style:family="text">
      <style:text-properties style:font-name-complex="Symbol" style:font-family-complex="Symbol" style:font-family-generic-complex="system" style:font-pitch-complex="variable"/>
    </style:style>
    <style:style style:name="ListLabel_20_24" style:display-name="ListLabel 24" style:family="text">
      <style:text-properties style:font-name-complex="Symbol" style:font-family-complex="Symbol" style:font-family-generic-complex="system" style:font-pitch-complex="variable"/>
    </style:style>
    <style:style style:name="ListLabel_20_25" style:display-name="ListLabel 25" style:family="text">
      <style:text-properties style:font-name-complex="Symbol" style:font-family-complex="Symbol" style:font-family-generic-complex="system" style:font-pitch-complex="variable"/>
    </style:style>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text-properties style:font-name-complex="Wingdings" style:font-family-complex="Wingdings" style:font-family-generic-complex="system" style:font-pitch-complex="variable"/>
    </style:style>
    <style:style style:name="ListLabel_20_28" style:display-name="ListLabel 28" style:family="text">
      <style:text-properties style:font-name-complex="Symbol" style:font-family-complex="Symbol" style:font-family-generic-complex="system" style:font-pitch-complex="variable"/>
    </style:style>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text-properties style:font-name-complex="Wingdings" style:font-family-complex="Wingdings" style:font-family-generic-complex="system" style:font-pitch-complex="variable"/>
    </style:style>
    <style:style style:name="ListLabel_20_31" style:display-name="ListLabel 31" style:family="text">
      <style:text-properties style:font-name-complex="Symbol" style:font-family-complex="Symbol" style:font-family-generic-complex="system" style:font-pitch-complex="variable"/>
    </style:style>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text-properties style:font-name-complex="Wingdings" style:font-family-complex="Wingdings" style:font-family-generic-complex="system" style:font-pitch-complex="variable"/>
    </style:style>
    <style:style style:name="ListLabel_20_34" style:display-name="ListLabel 34" style:family="text">
      <style:text-properties style:font-name-complex="Courier New" style:font-family-complex="'Courier New'" style:font-family-generic-complex="system" style:font-pitch-complex="variable"/>
    </style:style>
    <style:style style:name="ListLabel_20_35" style:display-name="ListLabel 35" style:family="text">
      <style:text-properties style:font-name-complex="Wingdings" style:font-family-complex="Wingdings" style:font-family-generic-complex="system" style:font-pitch-complex="variable"/>
    </style:style>
    <style:style style:name="ListLabel_20_36" style:display-name="ListLabel 36" style:family="text">
      <style:text-properties style:font-name-complex="Symbol" style:font-family-complex="Symbol" style:font-family-generic-complex="system" style:font-pitch-complex="variable"/>
    </style:style>
    <style:style style:name="ListLabel_20_37" style:display-name="ListLabel 37" style:family="text">
      <style:text-properties style:font-name-complex="Courier New" style:font-family-complex="'Courier New'" style:font-family-generic-complex="system" style:font-pitch-complex="variable"/>
    </style:style>
    <style:style style:name="ListLabel_20_38" style:display-name="ListLabel 38" style:family="text">
      <style:text-properties style:font-name-complex="Wingdings" style:font-family-complex="Wingdings" style:font-family-generic-complex="system" style:font-pitch-complex="variable"/>
    </style:style>
    <style:style style:name="ListLabel_20_39" style:display-name="ListLabel 39" style:family="text">
      <style:text-properties style:font-name-complex="Symbol" style:font-family-complex="Symbol" style:font-family-generic-complex="system" style:font-pitch-complex="variable"/>
    </style:style>
    <style:style style:name="ListLabel_20_40" style:display-name="ListLabel 40" style:family="text">
      <style:text-properties style:font-name-complex="Courier New" style:font-family-complex="'Courier New'" style:font-family-generic-complex="system" style:font-pitch-complex="variable"/>
    </style:style>
    <style:style style:name="ListLabel_20_41" style:display-name="ListLabel 41" style:family="text">
      <style:text-properties style:font-name-complex="Wingdings" style:font-family-complex="Wingdings" style:font-family-generic-complex="system" style:font-pitch-complex="variable"/>
    </style:style>
    <style:style style:name="ListLabel_20_42" style:display-name="ListLabel 42" style:family="text">
      <style:text-properties style:font-name-complex="Courier New" style:font-family-complex="'Courier New'" style:font-family-generic-complex="system" style:font-pitch-complex="variable"/>
    </style:style>
    <style:style style:name="ListLabel_20_43" style:display-name="ListLabel 43" style:family="text">
      <style:text-properties style:font-name-complex="Wingdings" style:font-family-complex="Wingdings" style:font-family-generic-complex="system" style:font-pitch-complex="variable"/>
    </style:style>
    <style:style style:name="ListLabel_20_44" style:display-name="ListLabel 44" style:family="text">
      <style:text-properties style:font-name-complex="Symbol" style:font-family-complex="Symbol" style:font-family-generic-complex="system" style:font-pitch-complex="variable"/>
    </style:style>
    <style:style style:name="ListLabel_20_45" style:display-name="ListLabel 45" style:family="text">
      <style:text-properties style:font-name-complex="Courier New" style:font-family-complex="'Courier New'" style:font-family-generic-complex="system" style:font-pitch-complex="variable"/>
    </style:style>
    <style:style style:name="ListLabel_20_46" style:display-name="ListLabel 46" style:family="text">
      <style:text-properties style:font-name-complex="Wingdings" style:font-family-complex="Wingdings" style:font-family-generic-complex="system" style:font-pitch-complex="variable"/>
    </style:style>
    <style:style style:name="ListLabel_20_47" style:display-name="ListLabel 47" style:family="text">
      <style:text-properties style:font-name-complex="Symbol" style:font-family-complex="Symbol" style:font-family-generic-complex="system" style:font-pitch-complex="variable"/>
    </style:style>
    <style:style style:name="ListLabel_20_48" style:display-name="ListLabel 48" style:family="text">
      <style:text-properties style:font-name-complex="Courier New" style:font-family-complex="'Courier New'" style:font-family-generic-complex="system" style:font-pitch-complex="variable"/>
    </style:style>
    <style:style style:name="ListLabel_20_49" style:display-name="ListLabel 49" style:family="text">
      <style:text-properties style:font-name-complex="Wingdings" style:font-family-complex="Wingdings" style:font-family-generic-complex="system" style:font-pitch-complex="variable"/>
    </style:style>
    <style:style style:name="ListLabel_20_50" style:display-name="ListLabel 50" style:family="text">
      <style:text-properties style:font-name-complex="Calibri1" style:font-family-complex="Calibri" style:font-family-generic-complex="system" style:font-pitch-complex="variable"/>
    </style:style>
    <style:style style:name="ListLabel_20_51" style:display-name="ListLabel 51" style:family="text">
      <style:text-properties style:font-name-complex="Courier New" style:font-family-complex="'Courier New'" style:font-family-generic-complex="system" style:font-pitch-complex="variable"/>
    </style:style>
    <style:style style:name="ListLabel_20_52" style:display-name="ListLabel 52" style:family="text">
      <style:text-properties style:font-name-complex="Wingdings" style:font-family-complex="Wingdings" style:font-family-generic-complex="system" style:font-pitch-complex="variable"/>
    </style:style>
    <style:style style:name="ListLabel_20_53" style:display-name="ListLabel 53" style:family="text">
      <style:text-properties style:font-name-complex="Symbol" style:font-family-complex="Symbol" style:font-family-generic-complex="system" style:font-pitch-complex="variable"/>
    </style:style>
    <style:style style:name="ListLabel_20_54" style:display-name="ListLabel 54" style:family="text">
      <style:text-properties style:font-name-complex="Courier New" style:font-family-complex="'Courier New'" style:font-family-generic-complex="system" style:font-pitch-complex="variable"/>
    </style:style>
    <style:style style:name="ListLabel_20_55" style:display-name="ListLabel 55" style:family="text">
      <style:text-properties style:font-name-complex="Wingdings" style:font-family-complex="Wingdings" style:font-family-generic-complex="system" style:font-pitch-complex="variable"/>
    </style:style>
    <style:style style:name="ListLabel_20_56" style:display-name="ListLabel 56" style:family="text">
      <style:text-properties style:font-name-complex="Symbol" style:font-family-complex="Symbol" style:font-family-generic-complex="system" style:font-pitch-complex="variable"/>
    </style:style>
    <style:style style:name="ListLabel_20_57" style:display-name="ListLabel 57" style:family="text">
      <style:text-properties style:font-name-complex="Courier New" style:font-family-complex="'Courier New'" style:font-family-generic-complex="system" style:font-pitch-complex="variable"/>
    </style:style>
    <style:style style:name="ListLabel_20_58" style:display-name="ListLabel 58" style:family="text">
      <style:text-properties style:font-name-complex="Wingdings" style:font-family-complex="Wingdings" style:font-family-generic-complex="system" style:font-pitch-complex="variable"/>
    </style:style>
    <style:style style:name="ListLabel_20_59" style:display-name="ListLabel 59" style:family="text">
      <style:text-properties style:font-name-asian="Calibri1" style:font-family-asian="Calibri" style:font-family-generic-asian="system" style:font-pitch-asian="variable" style:font-name-complex="Times New Roman1" style:font-family-complex="'Times New Roman'" style:font-family-generic-complex="system" style:font-pitch-complex="variable"/>
    </style:style>
    <style:style style:name="ListLabel_20_60" style:display-name="ListLabel 60" style:family="text">
      <style:text-properties style:font-name-complex="Courier New" style:font-family-complex="'Courier New'" style:font-family-generic-complex="system" style:font-pitch-complex="variable"/>
    </style:style>
    <style:style style:name="ListLabel_20_61" style:display-name="ListLabel 61" style:family="text">
      <style:text-properties style:font-name-complex="Courier New" style:font-family-complex="'Courier New'" style:font-family-generic-complex="system" style:font-pitch-complex="variable"/>
    </style:style>
    <style:style style:name="ListLabel_20_62" style:display-name="ListLabel 62" style:family="text">
      <style:text-properties style:font-name-complex="Courier New" style:font-family-complex="'Courier New'" style:font-family-generic-complex="system" style:font-pitch-complex="variable"/>
    </style:style>
    <style:style style:name="ListLabel_20_63" style:display-name="ListLabel 63" style:family="text">
      <style:text-properties style:font-name-complex="Symbol" style:font-family-complex="Symbol" style:font-family-generic-complex="system" style:font-pitch-complex="variable"/>
    </style:style>
    <style:style style:name="ListLabel_20_64" style:display-name="ListLabel 64" style:family="text">
      <style:text-properties style:font-name-complex="Courier New" style:font-family-complex="'Courier New'" style:font-family-generic-complex="system" style:font-pitch-complex="variable"/>
    </style:style>
    <style:style style:name="ListLabel_20_65" style:display-name="ListLabel 65" style:family="text">
      <style:text-properties style:font-name-complex="Wingdings" style:font-family-complex="Wingdings" style:font-family-generic-complex="system" style:font-pitch-complex="variable"/>
    </style:style>
    <style:style style:name="ListLabel_20_66" style:display-name="ListLabel 66" style:family="text">
      <style:text-properties style:font-name-complex="Symbol" style:font-family-complex="Symbol" style:font-family-generic-complex="system" style:font-pitch-complex="variable"/>
    </style:style>
    <style:style style:name="ListLabel_20_67" style:display-name="ListLabel 67" style:family="text">
      <style:text-properties style:font-name-complex="Courier New" style:font-family-complex="'Courier New'" style:font-family-generic-complex="system" style:font-pitch-complex="variable"/>
    </style:style>
    <style:style style:name="ListLabel_20_68" style:display-name="ListLabel 68" style:family="text">
      <style:text-properties style:font-name-complex="Wingdings" style:font-family-complex="Wingdings" style:font-family-generic-complex="system" style:font-pitch-complex="variable"/>
    </style:style>
    <style:style style:name="ListLabel_20_69" style:display-name="ListLabel 69" style:family="text">
      <style:text-properties style:font-name-complex="Symbol" style:font-family-complex="Symbol" style:font-family-generic-complex="system" style:font-pitch-complex="variable"/>
    </style:style>
    <style:style style:name="ListLabel_20_70" style:display-name="ListLabel 70" style:family="text">
      <style:text-properties style:font-name-complex="Courier New" style:font-family-complex="'Courier New'" style:font-family-generic-complex="system" style:font-pitch-complex="variable"/>
    </style:style>
    <style:style style:name="ListLabel_20_71" style:display-name="ListLabel 71" style:family="text">
      <style:text-properties style:font-name-complex="Wingdings" style:font-family-complex="Wingdings" style:font-family-generic-complex="system" style:font-pitch-complex="variable"/>
    </style:style>
    <style:style style:name="ListLabel_20_72" style:display-name="ListLabel 72" style:family="text">
      <style:text-properties style:font-name-complex="Courier New" style:font-family-complex="'Courier New'" style:font-family-generic-complex="system" style:font-pitch-complex="variable"/>
    </style:style>
    <style:style style:name="ListLabel_20_73" style:display-name="ListLabel 73" style:family="text">
      <style:text-properties style:font-name-complex="Wingdings" style:font-family-complex="Wingdings" style:font-family-generic-complex="system" style:font-pitch-complex="variable"/>
    </style:style>
    <style:style style:name="ListLabel_20_74" style:display-name="ListLabel 74" style:family="text">
      <style:text-properties style:font-name-complex="Symbol" style:font-family-complex="Symbol" style:font-family-generic-complex="system" style:font-pitch-complex="variable"/>
    </style:style>
    <style:style style:name="ListLabel_20_75" style:display-name="ListLabel 75" style:family="text">
      <style:text-properties style:font-name-complex="Courier New" style:font-family-complex="'Courier New'" style:font-family-generic-complex="system" style:font-pitch-complex="variable"/>
    </style:style>
    <style:style style:name="ListLabel_20_76" style:display-name="ListLabel 76" style:family="text">
      <style:text-properties style:font-name-complex="Wingdings" style:font-family-complex="Wingdings" style:font-family-generic-complex="system" style:font-pitch-complex="variable"/>
    </style:style>
    <style:style style:name="ListLabel_20_77" style:display-name="ListLabel 77" style:family="text">
      <style:text-properties style:font-name-complex="Symbol" style:font-family-complex="Symbol" style:font-family-generic-complex="system" style:font-pitch-complex="variable"/>
    </style:style>
    <style:style style:name="ListLabel_20_78" style:display-name="ListLabel 78" style:family="text">
      <style:text-properties style:font-name-complex="Courier New" style:font-family-complex="'Courier New'" style:font-family-generic-complex="system" style:font-pitch-complex="variable"/>
    </style:style>
    <style:style style:name="ListLabel_20_79" style:display-name="ListLabel 79" style:family="text">
      <style:text-properties style:font-name-complex="Wingdings" style:font-family-complex="Wingdings" style:font-family-generic-complex="system" style:font-pitch-complex="variable"/>
    </style:style>
    <style:style style:name="ListLabel_20_80" style:display-name="ListLabel 80" style:family="text">
      <style:text-properties style:font-name-complex="Courier New" style:font-family-complex="'Courier New'" style:font-family-generic-complex="system" style:font-pitch-complex="variable"/>
    </style:style>
    <style:style style:name="ListLabel_20_81" style:display-name="ListLabel 81" style:family="text">
      <style:text-properties style:font-name-complex="Wingdings" style:font-family-complex="Wingdings" style:font-family-generic-complex="system" style:font-pitch-complex="variable"/>
    </style:style>
    <style:style style:name="ListLabel_20_82" style:display-name="ListLabel 82" style:family="text">
      <style:text-properties style:font-name-complex="Symbol" style:font-family-complex="Symbol" style:font-family-generic-complex="system" style:font-pitch-complex="variable"/>
    </style:style>
    <style:style style:name="ListLabel_20_83" style:display-name="ListLabel 83" style:family="text">
      <style:text-properties style:font-name-complex="Courier New" style:font-family-complex="'Courier New'" style:font-family-generic-complex="system" style:font-pitch-complex="variable"/>
    </style:style>
    <style:style style:name="ListLabel_20_84" style:display-name="ListLabel 84" style:family="text">
      <style:text-properties style:font-name-complex="Wingdings" style:font-family-complex="Wingdings" style:font-family-generic-complex="system" style:font-pitch-complex="variable"/>
    </style:style>
    <style:style style:name="ListLabel_20_85" style:display-name="ListLabel 85" style:family="text">
      <style:text-properties style:font-name-complex="Symbol" style:font-family-complex="Symbol" style:font-family-generic-complex="system" style:font-pitch-complex="variable"/>
    </style:style>
    <style:style style:name="ListLabel_20_86" style:display-name="ListLabel 86" style:family="text">
      <style:text-properties style:font-name-complex="Courier New" style:font-family-complex="'Courier New'" style:font-family-generic-complex="system" style:font-pitch-complex="variable"/>
    </style:style>
    <style:style style:name="ListLabel_20_87" style:display-name="ListLabel 87" style:family="text">
      <style:text-properties style:font-name-complex="Wingdings" style:font-family-complex="Wingdings" style:font-family-generic-complex="system" style:font-pitch-complex="variable"/>
    </style:style>
    <style:style style:name="ListLabel_20_88" style:display-name="ListLabel 88" style:family="text">
      <style:text-properties style:font-name="Times New Roman" fo:font-family="'Times New Roman'" style:font-family-generic="roman" style:font-pitch="variable" fo:font-size="10pt" fo:language="de" fo:country="DE" style:font-size-asian="10pt" style:font-size-complex="9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ListLabel_20_23"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charset="x-symbol"/>
      </text:list-level-style-bullet>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ListLabel_20_24"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charset="x-symbol"/>
      </text:list-level-style-bullet>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25"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26"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27"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28"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29"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30"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31"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2"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33"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bullet text:level="2" text:style-name="ListLabel_20_34"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5"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36"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7"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38"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39"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suffix="." style:num-format="1" text:start-value="6">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bullet text:level="2" text:style-name="ListLabel_20_42"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4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4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45"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4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4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48"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4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50" style:num-suffix="-" text:bullet-char="-">
        <style:list-level-properties text:list-level-position-and-space-mode="label-alignment">
          <style:list-level-label-alignment text:label-followed-by="listtab" fo:text-indent="-0.635cm" fo:margin-left="1.27cm"/>
        </style:list-level-properties>
        <style:text-properties fo:font-family="Calibri"/>
      </text:list-level-style-bullet>
      <text:list-level-style-bullet text:level="2" text:style-name="ListLabel_20_51"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52"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53"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54"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55"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56"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57"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58"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number text:level="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style-name="ListLabel_20_59" style:num-suffix="-" text:bullet-char="-">
        <style:list-level-properties text:list-level-position-and-space-mode="label-alignment">
          <style:list-level-label-alignment text:label-followed-by="listtab" fo:text-indent="-0.635cm" fo:margin-left="1.27cm"/>
        </style:list-level-properties>
        <style:text-properties fo:font-family="Calibri"/>
      </text:list-level-style-bullet>
      <text:list-level-style-bullet text:level="2" text:style-name="ListLabel_20_60"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61"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62"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bullet text:level="1" text:style-name="ListLabel_20_63"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64"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65"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66"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67"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68"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69"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70"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71"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bullet text:level="2" text:style-name="ListLabel_20_72"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7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7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75"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7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7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78"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7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bullet text:level="2" text:style-name="ListLabel_20_80"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81"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82"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83"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84"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85"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86"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87"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17.683cm" fo:margin-left="-0.191cm" fo:margin-top="0cm" fo:margin-bottom="0cm" table:align="left" style:writing-mode="lr-tb"/>
    </style:style>
    <style:style style:name="Table1.A" style:family="table-column">
      <style:table-column-properties style:column-width="10.402cm"/>
    </style:style>
    <style:style style:name="Table1.B" style:family="table-column">
      <style:table-column-properties style:column-width="7.281cm"/>
    </style:style>
    <style:style style:name="Table1.1" style:family="table-row">
      <style:table-row-properties style:min-row-height="1.974cm" fo:keep-together="auto"/>
    </style:style>
    <style:style style:name="Table1.A1" style:family="table-cell">
      <style:table-cell-properties fo:background-color="#ffffff" fo:padding-left="0.191cm" fo:padding-right="0.191cm" fo:padding-top="0cm" fo:padding-bottom="0cm" fo:border="none">
        <style:background-image/>
      </style:table-cell-properties>
    </style:style>
    <style:style style:name="MP1" style:family="paragraph" style:parent-style-name="Header">
      <style:paragraph-properties fo:margin-top="0cm" fo:margin-bottom="0cm" loext:contextual-spacing="false" fo:line-height="100%"/>
      <style:text-properties style:font-name="Times New Roman" fo:font-size="10pt" fo:font-weight="bold" style:font-size-asian="10pt" style:font-weight-asian="bold" style:font-size-complex="9pt"/>
    </style:style>
    <style:style style:name="MP2" style:family="paragraph" style:parent-style-name="Header">
      <style:paragraph-properties fo:margin-top="0cm" fo:margin-bottom="0cm" loext:contextual-spacing="false" fo:line-height="100%"/>
      <style:text-properties style:font-name="Times New Roman" fo:font-size="10pt" style:font-size-asian="10pt" style:font-size-complex="9pt"/>
    </style:style>
    <style:style style:name="MP3" style:family="paragraph" style:parent-style-name="Standard">
      <style:paragraph-properties fo:margin-top="0cm" fo:margin-bottom="0cm" loext:contextual-spacing="false" fo:line-height="100%"/>
      <style:text-properties style:font-name="Times New Roman" fo:font-size="10pt" fo:language="fr" fo:country="CH" style:font-name-asian="Times New Roman1" style:font-size-asian="10pt" style:language-asian="el" style:country-asian="GR" style:font-size-complex="9pt"/>
    </style:style>
    <style:style style:name="MP4" style:family="paragraph" style:parent-style-name="Header">
      <style:paragraph-properties fo:margin-top="0cm" fo:margin-bottom="0cm" loext:contextual-spacing="false" fo:line-height="100%"/>
      <style:text-properties style:font-name="Times New Roman" fo:font-size="10pt" fo:language="fr" fo:country="CH" style:font-size-asian="10pt" style:font-size-complex="9pt"/>
    </style:style>
    <style:style style:name="MP5" style:family="paragraph" style:parent-style-name="Header">
      <style:paragraph-properties fo:margin-top="0cm" fo:margin-bottom="0cm" loext:contextual-spacing="false"/>
      <style:text-properties style:font-name="Times New Roman" fo:font-size="10pt" fo:language="de" fo:country="DE" style:font-size-asian="10pt" style:font-size-complex="9pt"/>
    </style:style>
    <style:style style:name="MP6" style:family="paragraph" style:parent-style-name="Header">
      <style:paragraph-properties fo:margin-top="0cm" fo:margin-bottom="0cm" loext:contextual-spacing="false" fo:line-height="100%"/>
    </style:style>
    <style:style style:name="MP7" style:family="paragraph" style:parent-style-name="Header">
      <style:paragraph-properties fo:text-align="end" style:justify-single-word="false"/>
    </style:style>
    <style:style style:name="MT1" style:family="text">
      <style:text-properties style:font-name="Times New Roman" fo:font-size="10pt" fo:language="de" fo:country="DE" style:font-size-asian="10pt" style:font-size-complex="9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002cm" fo:margin-bottom="3.251cm" fo:margin-left="2cm" fo:margin-right="2cm" style:writing-mode="lr-tb" style:layout-grid-color="#c0c0c0" style:layout-grid-lines="35" style:layout-grid-base-height="0.635cm" style:layout-grid-ruby-height="0cm" style:layout-grid-mode="none" style:layout-grid-ruby-below="false" style:layout-grid-print="false" style:layout-grid-display="false" style:layout-grid-base-width="0.369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898cm" style:dynamic-spacing="true"/>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row table:style-name="Table1.1">
            <table:table-cell table:style-name="Table1.A1" office:value-type="string">
              <text:p text:style-name="MP1">DIAS: Data-Intensive Applications and Systems Laboratory</text:p>
              <text:p text:style-name="MP2">School of Computer and Communication Sciences</text:p>
              <text:p text:style-name="MP3">Ecole Polytechnique Fédérale de Lausanne</text:p>
              <text:p text:style-name="MP4">Building BC, Station 14</text:p>
              <text:p text:style-name="MP5">CH-1015 Lausanne</text:p>
              <text:p text:style-name="MP6"><text:span text:style-name="MT1">URL: </text:span><text:a xlink:type="simple" xlink:href="http://dias.epfl.ch/" text:style-name="ListLabel_20_88" text:visited-style-name="ListLabel_20_88"><text:span text:style-name="Internet_20_link"><text:span text:style-name="MT1">http://dias.epfl.ch/</text:span></text:span></text:a><text:span text:style-name="MT1"> </text:span></text:p>
            </table:table-cell>
            <table:table-cell table:style-name="Table1.A1" office:value-type="string">
              <text:p text:style-name="MP7"><draw:frame draw:style-name="Mfr1" draw:name="Image1" text:anchor-type="paragraph" svg:x="1.649cm" svg:y="0.132cm" svg:width="5.304cm" svg:height="2.297cm" draw:z-index="10"><draw:image xlink:href="Pictures/10000201000009EE0000044DFC65B91BEF251A82.png" xlink:type="simple" xlink:show="embed" xlink:actuate="onLoad" loext:mime-type="image/png"/></draw:frame></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valuation of Ontology Modeling Languages and Tools for Closed Loop PLM</dc:title>
    <meta:initial-creator>manos</meta:initial-creator>
    <meta:editing-cycles>73</meta:editing-cycles>
    <meta:print-date>2016-02-28T19:29:00</meta:print-date>
    <meta:creation-date>2017-02-27T21:22:00</meta:creation-date>
    <dc:date>2019-05-30T21:41:15.117966787</dc:date>
    <dc:language>en-US</dc:language>
    <meta:editing-duration>PT4H42M6S</meta:editing-duration>
    <meta:generator>LibreOffice/6.1.6.3$MacOSX_X86_64 LibreOffice_project/5896ab1714085361c45cf540f76f60673dd96a72</meta:generator>
    <meta:document-statistic meta:table-count="1" meta:image-count="1" meta:object-count="0" meta:page-count="11" meta:paragraph-count="200" meta:word-count="2470" meta:character-count="15225" meta:non-whitespace-character-count="12939"/>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